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Narrow"/>
    </style:style>
    <style:style style:name="ce2" style:family="table-cell" style:parent-style-name="Default">
      <style:text-properties style:font-name="Arial Narro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weight="bold" style:font-weight-asian="bold" style:font-weight-complex="bold"/>
    </style:style>
    <style:style style:name="ce5" style:family="table-cell" style:parent-style-name="Default">
      <style:text-properties fo:color="#0047ff" style:font-name="Arial Narrow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007" table:default-cell-style-name="ce1"/>
        <table:table-column table:style-name="co4" table:number-columns-repeated="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Tier 1</text:p>
          </table:table-cell>
          <table:table-cell table:style-name="ce4" office:value-type="string" calcext:value-type="string">
            <text:p>Tier 2</text:p>
          </table:table-cell>
          <table:table-cell table:style-name="ce4" office:value-type="string" calcext:value-type="string">
            <text:p>Tier 3</text:p>
          </table:table-cell>
          <table:table-cell table:style-name="ce4" office:value-type="string" calcext:value-type="string">
            <text:p>Tier 4</text:p>
          </table:table-cell>
          <table:table-cell table:style-name="ce4" office:value-type="string" calcext:value-type="string">
            <text:p>Tier 5</text:p>
          </table:table-cell>
          <table:table-cell table:style-name="ce4" office:value-type="string" calcext:value-type="string">
            <text:p>Tier 6</text:p>
          </table:table-cell>
          <table:table-cell table:style-name="ce4" office:value-type="string" calcext:value-type="string">
            <text:p>Tier 7</text:p>
          </table:table-cell>
          <table:table-cell table:style-name="ce4" office:value-type="string" calcext:value-type="string">
            <text:p>Tier 8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5" office:value-type="float" office:value="0" calcext:value-type="float">
            <text:p>0</text:p>
          </table:table-cell>
          <table:table-cell table:style-name="ce5" table:formula="of:=2*5" office:value-type="float" office:value="10" calcext:value-type="float">
            <text:p/>
          </table:table-cell>
          <table:table-cell table:style-name="ce5" table:formula="of:=15+18+20" office:value-type="float" office:value="53" calcext:value-type="float">
            <text:p/>
          </table:table-cell>
          <table:table-cell table:style-name="ce5" table:formula="of:=5*45" office:value-type="float" office:value="225" calcext:value-type="float">
            <text:p/>
          </table:table-cell>
          <table:table-cell table:style-name="ce5" table:formula="of:=10*90" office:value-type="float" office:value="900" calcext:value-type="float">
            <text:p/>
          </table:table-cell>
          <table:table-cell table:style-name="ce5" table:formula="of:=13*160" office:value-type="float" office:value="2080" calcext:value-type="float">
            <text:p/>
          </table:table-cell>
          <table:table-cell table:style-name="ce5" table:formula="of:=12*300" office:value-type="float" office:value="3600" calcext:value-type="float">
            <text:p/>
          </table:table-cell>
          <table:table-cell table:style-name="ce5" table:formula="of:=11*550" office:value-type="float" office:value="6050" calcext:value-type="float">
            <text:p/>
          </table:table-cell>
          <table:table-cell table:style-name="ce5" table:formula="of:=4*1000" office:value-type="float" office:value="4000" calcext:value-type="float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rew Report</text:p>
          </table:table-cell>
          <table:table-cell office:value-type="string" calcext:value-type="string">
            <text:p>Geiger Counter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Mat Bay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Crew 1</text:p>
          </table:table-cell>
          <table:table-cell office:value-type="string" calcext:value-type="string">
            <text:p>Orbital Scanner</text:p>
          </table:table-cell>
          <table:table-cell office:value-type="string" calcext:value-type="string">
            <text:p>Gravity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VA Report</text:p>
          </table:table-cell>
          <table:table-cell office:value-type="string" calcext:value-type="string">
            <text:p>Thermometer</text:p>
          </table:table-cell>
          <table: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CURV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oo</text:p>
          </table:table-cell>
          <table:table-cell table:number-columns-repeated="3"/>
          <table:table-cell office:value-type="string" calcext:value-type="string">
            <text:p>WING</text:p>
          </table:table-cell>
          <table:table-cell table:formula="of:=[.A47]" office:value-type="string" office:string-value="Ground 1" calcext:value-type="string">
            <text:p>Ground 1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elemetry</text:p>
          </table:table-cell>
          <table:table-cell table:number-columns-repeated="4"/>
          <table:table-cell table:style-name="Default" office:value-type="string" calcext:value-type="string">
            <text:p>CHILLED</text:p>
          </table:table-cell>
          <table:table-cell office:value-type="string" calcext:value-type="string">
            <text:p>Variomete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A63]" office:value-type="string" office:string-value="Lab 6" calcext:value-type="string">
            <text:p>Lab 6</text:p>
          </table:table-cell>
          <table:table-cell office:value-type="string" calcext:value-type="string">
            <text:p>LEAV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LOUD</text:p>
          </table:table-cell>
          <table:table-cell office:value-type="string" calcext:value-type="string">
            <text:p>SHAK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48]" office:value-type="string" office:string-value="Oceanic 5" calcext:value-type="string">
            <text:p>Oceanic 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RELA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SALIN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60]" office:value-type="string" office:string-value="Lab 3" calcext:value-type="string">
            <text:p>Lab 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61]" office:value-type="string" office:string-value="Lab 4" calcext:value-type="string">
            <text:p>Lab 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SAL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H2O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EEP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" office:value-type="string" calcext:value-type="string">
            <text:p>Multipliers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Biomes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anded</text:p>
          </table:table-cell>
          <table:table-cell table:style-name="ce2" office:value-type="string" calcext:value-type="string">
            <text:p>Splashed</text:p>
          </table:table-cell>
          <table:table-cell table:style-name="ce2" office:value-type="string" calcext:value-type="string">
            <text:p>Flying Low</text:p>
          </table:table-cell>
          <table:table-cell table:style-name="ce2" office:value-type="string" calcext:value-type="string">
            <text:p>Flying High</text:p>
          </table:table-cell>
          <table:table-cell table:style-name="ce2" office:value-type="string" calcext:value-type="string">
            <text:p>Space Low</text:p>
          </table:table-cell>
          <table:table-cell table:style-name="ce2" office:value-type="string" calcext:value-type="string">
            <text:p>Space High</text:p>
          </table:table-cell>
          <table:table-cell table:style-name="ce2" office:value-type="string" calcext:value-type="string">
            <text:p>Situation Mask</text:p>
          </table:table-cell>
          <table:table-cell table:style-name="ce2" office:value-type="string" calcext:value-type="string">
            <text:p>Biome Mask</text:p>
          </table:table-cell>
          <table:table-cell table:style-name="ce2" office:value-type="string" calcext:value-type="string">
            <text:p>Total Value</text:p>
          </table:table-cell>
          <table:table-cell table:style-name="ce2" table:number-columns-repeated="1007"/>
          <table:table-cell table:style-name="ce7" table:number-columns-repeated="6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2" table:formula="of:=SUM([.K28:.K63])" office:value-type="float" office:value="8812" calcext:value-type="float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w Report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table:formula="of:=IF(ISBLANK([.C28]);0;1)+IF(ISBLANK([.D28]);0;2)+IF(ISBLANK([.E28]);0;4)+IF(ISBLANK([.F28]);0;8)+IF(ISBLANK([.G28]);0;16)+IF(ISBLANK([.H28]);0;32)" office:value-type="float" office:value="63" calcext:value-type="float">
            <text:p/>
          </table:table-cell>
          <table:table-cell table:style-name="ce3" table:formula="of:=IF([.C28]=&quot;X&quot;;1;0)+IF([.D28]=&quot;X&quot;;2;0)+IF([.E28]=&quot;X&quot;;4;0)+IF([.F28]=&quot;X&quot;;8;0)+IF([.G28]=&quot;X&quot;;16;0)+IF([.H28]=&quot;X&quot;;32;0)" office:value-type="float" office:value="3" calcext:value-type="float">
            <text:p/>
          </table:table-cell>
          <table:table-cell table:style-name="ce3" table:formula="of:=SUM([.M28:.R28])*[.B28]" office:value-type="float" office:value="35.4" calcext:value-type="float">
            <text:p/>
          </table:table-cell>
          <table:table-cell/>
          <table:table-cell table:style-name="ce3" table:formula="of:=IF([.C28]=&quot;x&quot;;[.C$23];IF([.C28]=&quot;X&quot;;[.$C$24]*[.C$23];0))" office:value-type="float" office:value="3.3" calcext:value-type="float">
            <text:p/>
          </table:table-cell>
          <table:table-cell table:style-name="ce3" table:formula="of:=IF([.D28]=&quot;x&quot;;[.D$23];IF([.D28]=&quot;X&quot;;[.$C$24]*[.D$23];0))" office:value-type="float" office:value="4.4" calcext:value-type="float">
            <text:p/>
          </table:table-cell>
          <table:table-cell table:style-name="ce3" table:formula="of:=IF([.E28]=&quot;x&quot;;[.E$23];IF([.E28]=&quot;X&quot;;[.$C$24]*[.E$23];0))" office:value-type="float" office:value="0.7" calcext:value-type="float">
            <text:p/>
          </table:table-cell>
          <table:table-cell table:style-name="ce3" table:formula="of:=IF([.F28]=&quot;x&quot;;[.F$23];IF([.F28]=&quot;X&quot;;[.$C$24]*[.F$23];0))" office:value-type="float" office:value="0.9" calcext:value-type="float">
            <text:p/>
          </table:table-cell>
          <table:table-cell table:style-name="ce3" table:formula="of:=IF([.G28]=&quot;x&quot;;[.G$23];IF([.G28]=&quot;X&quot;;[.$C$24]*[.G$23];0))" office:value-type="float" office:value="1" calcext:value-type="float">
            <text:p/>
          </table:table-cell>
          <table:table-cell table:style-name="ce3" table:formula="of:=IF([.H28]=&quot;x&quot;;[.H$23];IF([.H28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VA Report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style-name="ce3" table:formula="of:=IF(ISBLANK([.C29]);0;1)+IF(ISBLANK([.D29]);0;2)+IF(ISBLANK([.E29]);0;4)+IF(ISBLANK([.F29]);0;8)+IF(ISBLANK([.G29]);0;16)+IF(ISBLANK([.H29]);0;32)" office:value-type="float" office:value="0" calcext:value-type="float">
            <text:p/>
          </table:table-cell>
          <table:table-cell table:style-name="ce3" table:formula="of:=IF([.C29]=&quot;X&quot;;1;0)+IF([.D29]=&quot;X&quot;;2;0)+IF([.E29]=&quot;X&quot;;4;0)+IF([.F29]=&quot;X&quot;;8;0)+IF([.G29]=&quot;X&quot;;16;0)+IF([.H29]=&quot;X&quot;;32;0)" office:value-type="float" office:value="0" calcext:value-type="float">
            <text:p/>
          </table:table-cell>
          <table:table-cell table:style-name="ce3" table:formula="of:=SUM([.M29:.R29])*[.B29]" office:value-type="float" office:value="0" calcext:value-type="float">
            <text:p/>
          </table:table-cell>
          <table:table-cell/>
          <table:table-cell table:style-name="ce3" table:formula="of:=IF([.C29]=&quot;x&quot;;[.C$23];IF([.C29]=&quot;X&quot;;[.$C$24]*[.C$23];0))" office:value-type="float" office:value="0" calcext:value-type="float">
            <text:p/>
          </table:table-cell>
          <table:table-cell table:style-name="ce3" table:formula="of:=IF([.D29]=&quot;x&quot;;[.D$23];IF([.D29]=&quot;X&quot;;[.$C$24]*[.D$23];0))" office:value-type="float" office:value="0" calcext:value-type="float">
            <text:p/>
          </table:table-cell>
          <table:table-cell table:style-name="ce3" table:formula="of:=IF([.E29]=&quot;x&quot;;[.E$23];IF([.E29]=&quot;X&quot;;[.$C$24]*[.E$23];0))" office:value-type="float" office:value="0" calcext:value-type="float">
            <text:p/>
          </table:table-cell>
          <table:table-cell table:style-name="ce3" table:formula="of:=IF([.F29]=&quot;x&quot;;[.F$23];IF([.F29]=&quot;X&quot;;[.$C$24]*[.F$23];0))" office:value-type="float" office:value="0" calcext:value-type="float">
            <text:p/>
          </table:table-cell>
          <table:table-cell table:style-name="ce3" table:formula="of:=IF([.G29]=&quot;x&quot;;[.G$23];IF([.G29]=&quot;X&quot;;[.$C$24]*[.G$23];0))" office:value-type="float" office:value="0" calcext:value-type="float">
            <text:p/>
          </table:table-cell>
          <table:table-cell table:style-name="ce3" table:formula="of:=IF([.H29]=&quot;x&quot;;[.H$23];IF([.H29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oo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 table:formula="of:=IF(ISBLANK([.C30]);0;1)+IF(ISBLANK([.D30]);0;2)+IF(ISBLANK([.E30]);0;4)+IF(ISBLANK([.F30]);0;8)+IF(ISBLANK([.G30]);0;16)+IF(ISBLANK([.H30]);0;32)" office:value-type="float" office:value="63" calcext:value-type="float">
            <text:p/>
          </table:table-cell>
          <table:table-cell table:style-name="ce3" table:formula="of:=IF([.C30]=&quot;X&quot;;1;0)+IF([.D30]=&quot;X&quot;;2;0)+IF([.E30]=&quot;X&quot;;4;0)+IF([.F30]=&quot;X&quot;;8;0)+IF([.G30]=&quot;X&quot;;16;0)+IF([.H30]=&quot;X&quot;;32;0)" office:value-type="float" office:value="0" calcext:value-type="float">
            <text:p/>
          </table:table-cell>
          <table:table-cell table:style-name="ce3" table:formula="of:=SUM([.M30:.R30])*[.B30]" office:value-type="float" office:value="28.8" calcext:value-type="float">
            <text:p/>
          </table:table-cell>
          <table:table-cell/>
          <table:table-cell table:style-name="ce3" table:formula="of:=IF([.C30]=&quot;x&quot;;[.C$23];IF([.C30]=&quot;X&quot;;[.$C$24]*[.C$23];0))" office:value-type="float" office:value="0.3" calcext:value-type="float">
            <text:p/>
          </table:table-cell>
          <table:table-cell table:style-name="ce3" table:formula="of:=IF([.D30]=&quot;x&quot;;[.D$23];IF([.D30]=&quot;X&quot;;[.$C$24]*[.D$23];0))" office:value-type="float" office:value="0.4" calcext:value-type="float">
            <text:p/>
          </table:table-cell>
          <table:table-cell table:style-name="ce3" table:formula="of:=IF([.E30]=&quot;x&quot;;[.E$23];IF([.E30]=&quot;X&quot;;[.$C$24]*[.E$23];0))" office:value-type="float" office:value="0.7" calcext:value-type="float">
            <text:p/>
          </table:table-cell>
          <table:table-cell table:style-name="ce3" table:formula="of:=IF([.F30]=&quot;x&quot;;[.F$23];IF([.F30]=&quot;X&quot;;[.$C$24]*[.F$23];0))" office:value-type="float" office:value="0.9" calcext:value-type="float">
            <text:p/>
          </table:table-cell>
          <table:table-cell table:style-name="ce3" table:formula="of:=IF([.G30]=&quot;x&quot;;[.G$23];IF([.G30]=&quot;X&quot;;[.$C$24]*[.G$23];0))" office:value-type="float" office:value="1" calcext:value-type="float">
            <text:p/>
          </table:table-cell>
          <table:table-cell table:style-name="ce3" table:formula="of:=IF([.H30]=&quot;x&quot;;[.H$23];IF([.H30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lemetr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3" table:formula="of:=IF(ISBLANK([.C31]);0;1)+IF(ISBLANK([.D31]);0;2)+IF(ISBLANK([.E31]);0;4)+IF(ISBLANK([.F31]);0;8)+IF(ISBLANK([.G31]);0;16)+IF(ISBLANK([.H31]);0;32)" office:value-type="float" office:value="63" calcext:value-type="float">
            <text:p/>
          </table:table-cell>
          <table:table-cell table:style-name="ce3" table:formula="of:=IF([.C31]=&quot;X&quot;;1;0)+IF([.D31]=&quot;X&quot;;2;0)+IF([.E31]=&quot;X&quot;;4;0)+IF([.F31]=&quot;X&quot;;8;0)+IF([.G31]=&quot;X&quot;;16;0)+IF([.H31]=&quot;X&quot;;32;0)" office:value-type="float" office:value="15" calcext:value-type="float">
            <text:p/>
          </table:table-cell>
          <table:table-cell table:style-name="ce3" table:formula="of:=SUM([.M31:.R31])*[.B31]" office:value-type="float" office:value="55.6" calcext:value-type="float">
            <text:p/>
          </table:table-cell>
          <table:table-cell/>
          <table:table-cell table:style-name="ce3" table:formula="of:=IF([.C31]=&quot;x&quot;;[.C$23];IF([.C31]=&quot;X&quot;;[.$C$24]*[.C$23];0))" office:value-type="float" office:value="3.3" calcext:value-type="float">
            <text:p/>
          </table:table-cell>
          <table:table-cell table:style-name="ce3" table:formula="of:=IF([.D31]=&quot;x&quot;;[.D$23];IF([.D31]=&quot;X&quot;;[.$C$24]*[.D$23];0))" office:value-type="float" office:value="4.4" calcext:value-type="float">
            <text:p/>
          </table:table-cell>
          <table:table-cell table:style-name="ce3" table:formula="of:=IF([.E31]=&quot;x&quot;;[.E$23];IF([.E31]=&quot;X&quot;;[.$C$24]*[.E$23];0))" office:value-type="float" office:value="7.7" calcext:value-type="float">
            <text:p/>
          </table:table-cell>
          <table:table-cell table:style-name="ce3" table:formula="of:=IF([.F31]=&quot;x&quot;;[.F$23];IF([.F31]=&quot;X&quot;;[.$C$24]*[.F$23];0))" office:value-type="float" office:value="9.9" calcext:value-type="float">
            <text:p/>
          </table:table-cell>
          <table:table-cell table:style-name="ce3" table:formula="of:=IF([.G31]=&quot;x&quot;;[.G$23];IF([.G31]=&quot;X&quot;;[.$C$24]*[.G$23];0))" office:value-type="float" office:value="1" calcext:value-type="float">
            <text:p/>
          </table:table-cell>
          <table:table-cell table:style-name="ce3" table:formula="of:=IF([.H31]=&quot;x&quot;;[.H$23];IF([.H31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rface Sampl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table:formula="of:=IF(ISBLANK([.C32]);0;1)+IF(ISBLANK([.D32]);0;2)+IF(ISBLANK([.E32]);0;4)+IF(ISBLANK([.F32]);0;8)+IF(ISBLANK([.G32]);0;16)+IF(ISBLANK([.H32]);0;32)" office:value-type="float" office:value="1" calcext:value-type="float">
            <text:p/>
          </table:table-cell>
          <table:table-cell table:style-name="ce3" table:formula="of:=IF([.C32]=&quot;X&quot;;1;0)+IF([.D32]=&quot;X&quot;;2;0)+IF([.E32]=&quot;X&quot;;4;0)+IF([.F32]=&quot;X&quot;;8;0)+IF([.G32]=&quot;X&quot;;16;0)+IF([.H32]=&quot;X&quot;;32;0)" office:value-type="float" office:value="1" calcext:value-type="float">
            <text:p/>
          </table:table-cell>
          <table:table-cell table:style-name="ce3" table:formula="of:=SUM([.M32:.R32])*[.B32]" office:value-type="float" office:value="72.6" calcext:value-type="float">
            <text:p/>
          </table:table-cell>
          <table:table-cell/>
          <table:table-cell table:style-name="ce3" table:formula="of:=IF([.C32]=&quot;x&quot;;[.C$23];IF([.C32]=&quot;X&quot;;[.$C$24]*[.C$23];0))" office:value-type="float" office:value="3.3" calcext:value-type="float">
            <text:p/>
          </table:table-cell>
          <table:table-cell table:style-name="ce3" table:formula="of:=IF([.D32]=&quot;x&quot;;[.D$23];IF([.D32]=&quot;X&quot;;[.$C$24]*[.D$23];0))" office:value-type="float" office:value="0" calcext:value-type="float">
            <text:p/>
          </table:table-cell>
          <table:table-cell table:style-name="ce3" table:formula="of:=IF([.E32]=&quot;x&quot;;[.E$23];IF([.E32]=&quot;X&quot;;[.$C$24]*[.E$23];0))" office:value-type="float" office:value="0" calcext:value-type="float">
            <text:p/>
          </table:table-cell>
          <table:table-cell table:style-name="ce3" table:formula="of:=IF([.F32]=&quot;x&quot;;[.F$23];IF([.F32]=&quot;X&quot;;[.$C$24]*[.F$23];0))" office:value-type="float" office:value="0" calcext:value-type="float">
            <text:p/>
          </table:table-cell>
          <table:table-cell table:style-name="ce3" table:formula="of:=IF([.G32]=&quot;x&quot;;[.G$23];IF([.G32]=&quot;X&quot;;[.$C$24]*[.G$23];0))" office:value-type="float" office:value="0" calcext:value-type="float">
            <text:p/>
          </table:table-cell>
          <table:table-cell table:style-name="ce3" table:formula="of:=IF([.H32]=&quot;x&quot;;[.H$23];IF([.H32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iger Count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table:formula="of:=IF(ISBLANK([.C33]);0;1)+IF(ISBLANK([.D33]);0;2)+IF(ISBLANK([.E33]);0;4)+IF(ISBLANK([.F33]);0;8)+IF(ISBLANK([.G33]);0;16)+IF(ISBLANK([.H33]);0;32)" office:value-type="float" office:value="63" calcext:value-type="float">
            <text:p/>
          </table:table-cell>
          <table:table-cell table:style-name="ce3" table:formula="of:=IF([.C33]=&quot;X&quot;;1;0)+IF([.D33]=&quot;X&quot;;2;0)+IF([.E33]=&quot;X&quot;;4;0)+IF([.F33]=&quot;X&quot;;8;0)+IF([.G33]=&quot;X&quot;;16;0)+IF([.H33]=&quot;X&quot;;32;0)" office:value-type="float" office:value="3" calcext:value-type="float">
            <text:p/>
          </table:table-cell>
          <table:table-cell table:style-name="ce3" table:formula="of:=SUM([.M33:.R33])*[.B33]" office:value-type="float" office:value="47.2" calcext:value-type="float">
            <text:p/>
          </table:table-cell>
          <table:table-cell/>
          <table:table-cell table:style-name="ce3" table:formula="of:=IF([.C33]=&quot;x&quot;;[.C$23];IF([.C33]=&quot;X&quot;;[.$C$24]*[.C$23];0))" office:value-type="float" office:value="3.3" calcext:value-type="float">
            <text:p/>
          </table:table-cell>
          <table:table-cell table:style-name="ce3" table:formula="of:=IF([.D33]=&quot;x&quot;;[.D$23];IF([.D33]=&quot;X&quot;;[.$C$24]*[.D$23];0))" office:value-type="float" office:value="4.4" calcext:value-type="float">
            <text:p/>
          </table:table-cell>
          <table:table-cell table:style-name="ce3" table:formula="of:=IF([.E33]=&quot;x&quot;;[.E$23];IF([.E33]=&quot;X&quot;;[.$C$24]*[.E$23];0))" office:value-type="float" office:value="0.7" calcext:value-type="float">
            <text:p/>
          </table:table-cell>
          <table:table-cell table:style-name="ce3" table:formula="of:=IF([.F33]=&quot;x&quot;;[.F$23];IF([.F33]=&quot;X&quot;;[.$C$24]*[.F$23];0))" office:value-type="float" office:value="0.9" calcext:value-type="float">
            <text:p/>
          </table:table-cell>
          <table:table-cell table:style-name="ce3" table:formula="of:=IF([.G33]=&quot;x&quot;;[.G$23];IF([.G33]=&quot;X&quot;;[.$C$24]*[.G$23];0))" office:value-type="float" office:value="1" calcext:value-type="float">
            <text:p/>
          </table:table-cell>
          <table:table-cell table:style-name="ce3" table:formula="of:=IF([.H33]=&quot;x&quot;;[.H$23];IF([.H33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t Bay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 table:formula="of:=IF(ISBLANK([.C34]);0;1)+IF(ISBLANK([.D34]);0;2)+IF(ISBLANK([.E34]);0;4)+IF(ISBLANK([.F34]);0;8)+IF(ISBLANK([.G34]);0;16)+IF(ISBLANK([.H34]);0;32)" office:value-type="float" office:value="63" calcext:value-type="float">
            <text:p/>
          </table:table-cell>
          <table:table-cell table:style-name="ce3" table:formula="of:=IF([.C34]=&quot;X&quot;;1;0)+IF([.D34]=&quot;X&quot;;2;0)+IF([.E34]=&quot;X&quot;;4;0)+IF([.F34]=&quot;X&quot;;8;0)+IF([.G34]=&quot;X&quot;;16;0)+IF([.H34]=&quot;X&quot;;32;0)" office:value-type="float" office:value="0" calcext:value-type="float">
            <text:p/>
          </table:table-cell>
          <table:table-cell table:style-name="ce3" table:formula="of:=SUM([.M34:.R34])*[.B34]" office:value-type="float" office:value="86.4" calcext:value-type="float">
            <text:p/>
          </table:table-cell>
          <table:table-cell/>
          <table:table-cell table:style-name="ce3" table:formula="of:=IF([.C34]=&quot;x&quot;;[.C$23];IF([.C34]=&quot;X&quot;;[.$C$24]*[.C$23];0))" office:value-type="float" office:value="0.3" calcext:value-type="float">
            <text:p/>
          </table:table-cell>
          <table:table-cell table:style-name="ce3" table:formula="of:=IF([.D34]=&quot;x&quot;;[.D$23];IF([.D34]=&quot;X&quot;;[.$C$24]*[.D$23];0))" office:value-type="float" office:value="0.4" calcext:value-type="float">
            <text:p/>
          </table:table-cell>
          <table:table-cell table:style-name="ce3" table:formula="of:=IF([.E34]=&quot;x&quot;;[.E$23];IF([.E34]=&quot;X&quot;;[.$C$24]*[.E$23];0))" office:value-type="float" office:value="0.7" calcext:value-type="float">
            <text:p/>
          </table:table-cell>
          <table:table-cell table:style-name="ce3" table:formula="of:=IF([.F34]=&quot;x&quot;;[.F$23];IF([.F34]=&quot;X&quot;;[.$C$24]*[.F$23];0))" office:value-type="float" office:value="0.9" calcext:value-type="float">
            <text:p/>
          </table:table-cell>
          <table:table-cell table:style-name="ce3" table:formula="of:=IF([.G34]=&quot;x&quot;;[.G$23];IF([.G34]=&quot;X&quot;;[.$C$24]*[.G$23];0))" office:value-type="float" office:value="1" calcext:value-type="float">
            <text:p/>
          </table:table-cell>
          <table:table-cell table:style-name="ce3" table:formula="of:=IF([.H34]=&quot;x&quot;;[.H$23];IF([.H34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mperatur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formula="of:=IF(ISBLANK([.C35]);0;1)+IF(ISBLANK([.D35]);0;2)+IF(ISBLANK([.E35]);0;4)+IF(ISBLANK([.F35]);0;8)+IF(ISBLANK([.G35]);0;16)+IF(ISBLANK([.H35]);0;32)" office:value-type="float" office:value="63" calcext:value-type="float">
            <text:p/>
          </table:table-cell>
          <table:table-cell table:style-name="ce3" table:formula="of:=IF([.C35]=&quot;X&quot;;1;0)+IF([.D35]=&quot;X&quot;;2;0)+IF([.E35]=&quot;X&quot;;4;0)+IF([.F35]=&quot;X&quot;;8;0)+IF([.G35]=&quot;X&quot;;16;0)+IF([.H35]=&quot;X&quot;;32;0)" office:value-type="float" office:value="7" calcext:value-type="float">
            <text:p/>
          </table:table-cell>
          <table:table-cell table:style-name="ce3" table:formula="of:=SUM([.M35:.R35])*[.B35]" office:value-type="float" office:value="56.4" calcext:value-type="float">
            <text:p/>
          </table:table-cell>
          <table:table-cell/>
          <table:table-cell table:style-name="ce3" table:formula="of:=IF([.C35]=&quot;x&quot;;[.C$23];IF([.C35]=&quot;X&quot;;[.$C$24]*[.C$23];0))" office:value-type="float" office:value="3.3" calcext:value-type="float">
            <text:p/>
          </table:table-cell>
          <table:table-cell table:style-name="ce3" table:formula="of:=IF([.D35]=&quot;x&quot;;[.D$23];IF([.D35]=&quot;X&quot;;[.$C$24]*[.D$23];0))" office:value-type="float" office:value="4.4" calcext:value-type="float">
            <text:p/>
          </table:table-cell>
          <table:table-cell table:style-name="ce3" table:formula="of:=IF([.E35]=&quot;x&quot;;[.E$23];IF([.E35]=&quot;X&quot;;[.$C$24]*[.E$23];0))" office:value-type="float" office:value="7.7" calcext:value-type="float">
            <text:p/>
          </table:table-cell>
          <table:table-cell table:style-name="ce3" table:formula="of:=IF([.F35]=&quot;x&quot;;[.F$23];IF([.F35]=&quot;X&quot;;[.$C$24]*[.F$23];0))" office:value-type="float" office:value="0.9" calcext:value-type="float">
            <text:p/>
          </table:table-cell>
          <table:table-cell table:style-name="ce3" table:formula="of:=IF([.G35]=&quot;x&quot;;[.G$23];IF([.G35]=&quot;X&quot;;[.$C$24]*[.G$23];0))" office:value-type="float" office:value="1" calcext:value-type="float">
            <text:p/>
          </table:table-cell>
          <table:table-cell table:style-name="ce3" table:formula="of:=IF([.H35]=&quot;x&quot;;[.H$23];IF([.H35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ometer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table:formula="of:=IF(ISBLANK([.C36]);0;1)+IF(ISBLANK([.D36]);0;2)+IF(ISBLANK([.E36]);0;4)+IF(ISBLANK([.F36]);0;8)+IF(ISBLANK([.G36]);0;16)+IF(ISBLANK([.H36]);0;32)" office:value-type="float" office:value="15" calcext:value-type="float">
            <text:p/>
          </table:table-cell>
          <table:table-cell table:style-name="ce3" table:formula="of:=IF([.C36]=&quot;X&quot;;1;0)+IF([.D36]=&quot;X&quot;;2;0)+IF([.E36]=&quot;X&quot;;4;0)+IF([.F36]=&quot;X&quot;;8;0)+IF([.G36]=&quot;X&quot;;16;0)+IF([.H36]=&quot;X&quot;;32;0)" office:value-type="float" office:value="7" calcext:value-type="float">
            <text:p/>
          </table:table-cell>
          <table:table-cell table:style-name="ce3" table:formula="of:=SUM([.M36:.R36])*[.B36]" office:value-type="float" office:value="146.7" calcext:value-type="float">
            <text:p/>
          </table:table-cell>
          <table:table-cell/>
          <table:table-cell table:style-name="ce3" table:formula="of:=IF([.C36]=&quot;x&quot;;[.C$23];IF([.C36]=&quot;X&quot;;[.$C$24]*[.C$23];0))" office:value-type="float" office:value="3.3" calcext:value-type="float">
            <text:p/>
          </table:table-cell>
          <table:table-cell table:style-name="ce3" table:formula="of:=IF([.D36]=&quot;x&quot;;[.D$23];IF([.D36]=&quot;X&quot;;[.$C$24]*[.D$23];0))" office:value-type="float" office:value="4.4" calcext:value-type="float">
            <text:p/>
          </table:table-cell>
          <table:table-cell table:style-name="ce3" table:formula="of:=IF([.E36]=&quot;x&quot;;[.E$23];IF([.E36]=&quot;X&quot;;[.$C$24]*[.E$23];0))" office:value-type="float" office:value="7.7" calcext:value-type="float">
            <text:p/>
          </table:table-cell>
          <table:table-cell table:style-name="ce3" table:formula="of:=IF([.F36]=&quot;x&quot;;[.F$23];IF([.F36]=&quot;X&quot;;[.$C$24]*[.F$23];0))" office:value-type="float" office:value="0.9" calcext:value-type="float">
            <text:p/>
          </table:table-cell>
          <table:table-cell table:style-name="ce3" table:formula="of:=IF([.G36]=&quot;x&quot;;[.G$23];IF([.G36]=&quot;X&quot;;[.$C$24]*[.G$23];0))" office:value-type="float" office:value="0" calcext:value-type="float">
            <text:p/>
          </table:table-cell>
          <table:table-cell table:style-name="ce3" table:formula="of:=IF([.H36]=&quot;x&quot;;[.H$23];IF([.H36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ismic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table:formula="of:=IF(ISBLANK([.C37]);0;1)+IF(ISBLANK([.D37]);0;2)+IF(ISBLANK([.E37]);0;4)+IF(ISBLANK([.F37]);0;8)+IF(ISBLANK([.G37]);0;16)+IF(ISBLANK([.H37]);0;32)" office:value-type="float" office:value="1" calcext:value-type="float">
            <text:p/>
          </table:table-cell>
          <table:table-cell table:style-name="ce3" table:formula="of:=IF([.C37]=&quot;X&quot;;1;0)+IF([.D37]=&quot;X&quot;;2;0)+IF([.E37]=&quot;X&quot;;4;0)+IF([.F37]=&quot;X&quot;;8;0)+IF([.G37]=&quot;X&quot;;16;0)+IF([.H37]=&quot;X&quot;;32;0)" office:value-type="float" office:value="1" calcext:value-type="float">
            <text:p/>
          </table:table-cell>
          <table:table-cell table:style-name="ce3" table:formula="of:=SUM([.M37:.R37])*[.B37]" office:value-type="float" office:value="39.6" calcext:value-type="float">
            <text:p/>
          </table:table-cell>
          <table:table-cell/>
          <table:table-cell table:style-name="ce3" table:formula="of:=IF([.C37]=&quot;x&quot;;[.C$23];IF([.C37]=&quot;X&quot;;[.$C$24]*[.C$23];0))" office:value-type="float" office:value="3.3" calcext:value-type="float">
            <text:p/>
          </table:table-cell>
          <table:table-cell table:style-name="ce3" table:formula="of:=IF([.D37]=&quot;x&quot;;[.D$23];IF([.D37]=&quot;X&quot;;[.$C$24]*[.D$23];0))" office:value-type="float" office:value="0" calcext:value-type="float">
            <text:p/>
          </table:table-cell>
          <table:table-cell table:style-name="ce3" table:formula="of:=IF([.E37]=&quot;x&quot;;[.E$23];IF([.E37]=&quot;X&quot;;[.$C$24]*[.E$23];0))" office:value-type="float" office:value="0" calcext:value-type="float">
            <text:p/>
          </table:table-cell>
          <table:table-cell table:style-name="ce3" table:formula="of:=IF([.F37]=&quot;x&quot;;[.F$23];IF([.F37]=&quot;X&quot;;[.$C$24]*[.F$23];0))" office:value-type="float" office:value="0" calcext:value-type="float">
            <text:p/>
          </table:table-cell>
          <table:table-cell table:style-name="ce3" table:formula="of:=IF([.G37]=&quot;x&quot;;[.G$23];IF([.G37]=&quot;X&quot;;[.$C$24]*[.G$23];0))" office:value-type="float" office:value="0" calcext:value-type="float">
            <text:p/>
          </table:table-cell>
          <table:table-cell table:style-name="ce3" table:formula="of:=IF([.H37]=&quot;x&quot;;[.H$23];IF([.H37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avity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table:formula="of:=IF(ISBLANK([.C38]);0;1)+IF(ISBLANK([.D38]);0;2)+IF(ISBLANK([.E38]);0;4)+IF(ISBLANK([.F38]);0;8)+IF(ISBLANK([.G38]);0;16)+IF(ISBLANK([.H38]);0;32)" office:value-type="float" office:value="15" calcext:value-type="float">
            <text:p/>
          </table:table-cell>
          <table:table-cell table:style-name="ce3" table:formula="of:=IF([.C38]=&quot;X&quot;;1;0)+IF([.D38]=&quot;X&quot;;2;0)+IF([.E38]=&quot;X&quot;;4;0)+IF([.F38]=&quot;X&quot;;8;0)+IF([.G38]=&quot;X&quot;;16;0)+IF([.H38]=&quot;X&quot;;32;0)" office:value-type="float" office:value="3" calcext:value-type="float">
            <text:p/>
          </table:table-cell>
          <table:table-cell table:style-name="ce3" table:formula="of:=SUM([.M38:.R38])*[.B38]" office:value-type="float" office:value="148.8" calcext:value-type="float">
            <text:p/>
          </table:table-cell>
          <table:table-cell/>
          <table:table-cell table:style-name="ce3" table:formula="of:=IF([.C38]=&quot;x&quot;;[.C$23];IF([.C38]=&quot;X&quot;;[.$C$24]*[.C$23];0))" office:value-type="float" office:value="3.3" calcext:value-type="float">
            <text:p/>
          </table:table-cell>
          <table:table-cell table:style-name="ce3" table:formula="of:=IF([.D38]=&quot;x&quot;;[.D$23];IF([.D38]=&quot;X&quot;;[.$C$24]*[.D$23];0))" office:value-type="float" office:value="4.4" calcext:value-type="float">
            <text:p/>
          </table:table-cell>
          <table:table-cell table:style-name="ce3" table:formula="of:=IF([.E38]=&quot;x&quot;;[.E$23];IF([.E38]=&quot;X&quot;;[.$C$24]*[.E$23];0))" office:value-type="float" office:value="0.7" calcext:value-type="float">
            <text:p/>
          </table:table-cell>
          <table:table-cell table:style-name="ce3" table:formula="of:=IF([.F38]=&quot;x&quot;;[.F$23];IF([.F38]=&quot;X&quot;;[.$C$24]*[.F$23];0))" office:value-type="float" office:value="0.9" calcext:value-type="float">
            <text:p/>
          </table:table-cell>
          <table:table-cell table:style-name="ce3" table:formula="of:=IF([.G38]=&quot;x&quot;;[.G$23];IF([.G38]=&quot;X&quot;;[.$C$24]*[.G$23];0))" office:value-type="float" office:value="0" calcext:value-type="float">
            <text:p/>
          </table:table-cell>
          <table:table-cell table:style-name="ce3" table:formula="of:=IF([.H38]=&quot;x&quot;;[.H$23];IF([.H38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tmospheric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table:formula="of:=IF(ISBLANK([.C39]);0;1)+IF(ISBLANK([.D39]);0;2)+IF(ISBLANK([.E39]);0;4)+IF(ISBLANK([.F39]);0;8)+IF(ISBLANK([.G39]);0;16)+IF(ISBLANK([.H39]);0;32)" office:value-type="float" office:value="13" calcext:value-type="float">
            <text:p/>
          </table:table-cell>
          <table:table-cell table:style-name="ce3" table:formula="of:=IF([.C39]=&quot;X&quot;;1;0)+IF([.D39]=&quot;X&quot;;2;0)+IF([.E39]=&quot;X&quot;;4;0)+IF([.F39]=&quot;X&quot;;8;0)+IF([.G39]=&quot;X&quot;;16;0)+IF([.H39]=&quot;X&quot;;32;0)" office:value-type="float" office:value="1" calcext:value-type="float">
            <text:p/>
          </table:table-cell>
          <table:table-cell table:style-name="ce3" table:formula="of:=SUM([.M39:.R39])*[.B39]" office:value-type="float" office:value="78.4" calcext:value-type="float">
            <text:p/>
          </table:table-cell>
          <table:table-cell/>
          <table:table-cell table:style-name="ce3" table:formula="of:=IF([.C39]=&quot;x&quot;;[.C$23];IF([.C39]=&quot;X&quot;;[.$C$24]*[.C$23];0))" office:value-type="float" office:value="3.3" calcext:value-type="float">
            <text:p/>
          </table:table-cell>
          <table:table-cell table:style-name="ce3" table:formula="of:=IF([.D39]=&quot;x&quot;;[.D$23];IF([.D39]=&quot;X&quot;;[.$C$24]*[.D$23];0))" office:value-type="float" office:value="0" calcext:value-type="float">
            <text:p/>
          </table:table-cell>
          <table:table-cell table:style-name="ce3" table:formula="of:=IF([.E39]=&quot;x&quot;;[.E$23];IF([.E39]=&quot;X&quot;;[.$C$24]*[.E$23];0))" office:value-type="float" office:value="0.7" calcext:value-type="float">
            <text:p/>
          </table:table-cell>
          <table:table-cell table:style-name="ce3" table:formula="of:=IF([.F39]=&quot;x&quot;;[.F$23];IF([.F39]=&quot;X&quot;;[.$C$24]*[.F$23];0))" office:value-type="float" office:value="0.9" calcext:value-type="float">
            <text:p/>
          </table:table-cell>
          <table:table-cell table:style-name="ce3" table:formula="of:=IF([.G39]=&quot;x&quot;;[.G$23];IF([.G39]=&quot;X&quot;;[.$C$24]*[.G$23];0))" office:value-type="float" office:value="0" calcext:value-type="float">
            <text:p/>
          </table:table-cell>
          <table:table-cell table:style-name="ce3" table:formula="of:=IF([.H39]=&quot;x&quot;;[.H$23];IF([.H39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teroid Sample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6"/>
          <table:table-cell table:style-name="ce3" table:formula="of:=IF(ISBLANK([.C40]);0;1)+IF(ISBLANK([.D40]);0;2)+IF(ISBLANK([.E40]);0;4)+IF(ISBLANK([.F40]);0;8)+IF(ISBLANK([.G40]);0;16)+IF(ISBLANK([.H40]);0;32)" office:value-type="float" office:value="0" calcext:value-type="float">
            <text:p/>
          </table:table-cell>
          <table:table-cell table:style-name="ce3" table:formula="of:=IF([.C40]=&quot;X&quot;;1;0)+IF([.D40]=&quot;X&quot;;2;0)+IF([.E40]=&quot;X&quot;;4;0)+IF([.F40]=&quot;X&quot;;8;0)+IF([.G40]=&quot;X&quot;;16;0)+IF([.H40]=&quot;X&quot;;32;0)" office:value-type="float" office:value="0" calcext:value-type="float">
            <text:p/>
          </table:table-cell>
          <table:table-cell table:style-name="ce3" table:formula="of:=SUM([.M40:.R40])*[.B40]" office:value-type="float" office:value="0" calcext:value-type="float">
            <text:p/>
          </table:table-cell>
          <table:table-cell/>
          <table:table-cell table:style-name="ce3" table:formula="of:=IF([.C40]=&quot;x&quot;;[.C$23];IF([.C40]=&quot;X&quot;;[.$C$24]*[.C$23];0))" office:value-type="float" office:value="0" calcext:value-type="float">
            <text:p/>
          </table:table-cell>
          <table:table-cell table:style-name="ce3" table:formula="of:=IF([.D40]=&quot;x&quot;;[.D$23];IF([.D40]=&quot;X&quot;;[.$C$24]*[.D$23];0))" office:value-type="float" office:value="0" calcext:value-type="float">
            <text:p/>
          </table:table-cell>
          <table:table-cell table:style-name="ce3" table:formula="of:=IF([.E40]=&quot;x&quot;;[.E$23];IF([.E40]=&quot;X&quot;;[.$C$24]*[.E$23];0))" office:value-type="float" office:value="0" calcext:value-type="float">
            <text:p/>
          </table:table-cell>
          <table:table-cell table:style-name="ce3" table:formula="of:=IF([.F40]=&quot;x&quot;;[.F$23];IF([.F40]=&quot;X&quot;;[.$C$24]*[.F$23];0))" office:value-type="float" office:value="0" calcext:value-type="float">
            <text:p/>
          </table:table-cell>
          <table:table-cell table:style-name="ce3" table:formula="of:=IF([.G40]=&quot;x&quot;;[.G$23];IF([.G40]=&quot;X&quot;;[.$C$24]*[.G$23];0))" office:value-type="float" office:value="0" calcext:value-type="float">
            <text:p/>
          </table:table-cell>
          <table:table-cell table:style-name="ce3" table:formula="of:=IF([.H40]=&quot;x&quot;;[.H$23];IF([.H40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ntinel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6"/>
          <table:table-cell table:style-name="ce3" table:formula="of:=IF(ISBLANK([.C41]);0;1)+IF(ISBLANK([.D41]);0;2)+IF(ISBLANK([.E41]);0;4)+IF(ISBLANK([.F41]);0;8)+IF(ISBLANK([.G41]);0;16)+IF(ISBLANK([.H41]);0;32)" office:value-type="float" office:value="0" calcext:value-type="float">
            <text:p/>
          </table:table-cell>
          <table:table-cell table:style-name="ce3" table:formula="of:=IF([.C41]=&quot;X&quot;;1;0)+IF([.D41]=&quot;X&quot;;2;0)+IF([.E41]=&quot;X&quot;;4;0)+IF([.F41]=&quot;X&quot;;8;0)+IF([.G41]=&quot;X&quot;;16;0)+IF([.H41]=&quot;X&quot;;32;0)" office:value-type="float" office:value="0" calcext:value-type="float">
            <text:p/>
          </table:table-cell>
          <table:table-cell table:style-name="ce3" table:formula="of:=SUM([.M41:.R41])*[.B41]" office:value-type="float" office:value="0" calcext:value-type="float">
            <text:p/>
          </table:table-cell>
          <table:table-cell/>
          <table:table-cell table:style-name="ce3" table:formula="of:=IF([.C41]=&quot;x&quot;;[.C$23];IF([.C41]=&quot;X&quot;;[.$C$24]*[.C$23];0))" office:value-type="float" office:value="0" calcext:value-type="float">
            <text:p/>
          </table:table-cell>
          <table:table-cell table:style-name="ce3" table:formula="of:=IF([.D41]=&quot;x&quot;;[.D$23];IF([.D41]=&quot;X&quot;;[.$C$24]*[.D$23];0))" office:value-type="float" office:value="0" calcext:value-type="float">
            <text:p/>
          </table:table-cell>
          <table:table-cell table:style-name="ce3" table:formula="of:=IF([.E41]=&quot;x&quot;;[.E$23];IF([.E41]=&quot;X&quot;;[.$C$24]*[.E$23];0))" office:value-type="float" office:value="0" calcext:value-type="float">
            <text:p/>
          </table:table-cell>
          <table:table-cell table:style-name="ce3" table:formula="of:=IF([.F41]=&quot;x&quot;;[.F$23];IF([.F41]=&quot;X&quot;;[.$C$24]*[.F$23];0))" office:value-type="float" office:value="0" calcext:value-type="float">
            <text:p/>
          </table:table-cell>
          <table:table-cell table:style-name="ce3" table:formula="of:=IF([.G41]=&quot;x&quot;;[.G$23];IF([.G41]=&quot;X&quot;;[.$C$24]*[.G$23];0))" office:value-type="float" office:value="0" calcext:value-type="float">
            <text:p/>
          </table:table-cell>
          <table:table-cell table:style-name="ce3" table:formula="of:=IF([.H41]=&quot;x&quot;;[.H$23];IF([.H41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AM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table:formula="of:=IF(ISBLANK([.C42]);0;1)+IF(ISBLANK([.D42]);0;2)+IF(ISBLANK([.E42]);0;4)+IF(ISBLANK([.F42]);0;8)+IF(ISBLANK([.G42]);0;16)+IF(ISBLANK([.H42]);0;32)" office:value-type="float" office:value="2" calcext:value-type="float">
            <text:p/>
          </table:table-cell>
          <table:table-cell table:style-name="ce3" table:formula="of:=IF([.C42]=&quot;X&quot;;1;0)+IF([.D42]=&quot;X&quot;;2;0)+IF([.E42]=&quot;X&quot;;4;0)+IF([.F42]=&quot;X&quot;;8;0)+IF([.G42]=&quot;X&quot;;16;0)+IF([.H42]=&quot;X&quot;;32;0)" office:value-type="float" office:value="2" calcext:value-type="float">
            <text:p/>
          </table:table-cell>
          <table:table-cell table:style-name="ce3" table:formula="of:=SUM([.M42:.R42])*[.B42]" office:value-type="float" office:value="330" calcext:value-type="float">
            <text:p/>
          </table:table-cell>
          <table:table-cell/>
          <table:table-cell table:style-name="ce3" table:formula="of:=IF([.C42]=&quot;x&quot;;[.C$23];IF([.C42]=&quot;X&quot;;[.$C$24]*[.C$23];0))" office:value-type="float" office:value="0" calcext:value-type="float">
            <text:p/>
          </table:table-cell>
          <table:table-cell table:style-name="ce3" table:formula="of:=IF([.D42]=&quot;x&quot;;[.D$23];IF([.D42]=&quot;X&quot;;[.$C$24]*[.D$23];0))" office:value-type="float" office:value="4.4" calcext:value-type="float">
            <text:p/>
          </table:table-cell>
          <table:table-cell table:style-name="ce3" table:formula="of:=IF([.E42]=&quot;x&quot;;[.E$23];IF([.E42]=&quot;X&quot;;[.$C$24]*[.E$23];0))" office:value-type="float" office:value="0" calcext:value-type="float">
            <text:p/>
          </table:table-cell>
          <table:table-cell table:style-name="ce3" table:formula="of:=IF([.F42]=&quot;x&quot;;[.F$23];IF([.F42]=&quot;X&quot;;[.$C$24]*[.F$23];0))" office:value-type="float" office:value="0" calcext:value-type="float">
            <text:p/>
          </table:table-cell>
          <table:table-cell table:style-name="ce3" table:formula="of:=IF([.G42]=&quot;x&quot;;[.G$23];IF([.G42]=&quot;X&quot;;[.$C$24]*[.G$23];0))" office:value-type="float" office:value="0" calcext:value-type="float">
            <text:p/>
          </table:table-cell>
          <table:table-cell table:style-name="ce3" table:formula="of:=IF([.H42]=&quot;x&quot;;[.H$23];IF([.H42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rew 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6"/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table:formula="of:=IF(ISBLANK([.C43]);0;1)+IF(ISBLANK([.D43]);0;2)+IF(ISBLANK([.E43]);0;4)+IF(ISBLANK([.F43]);0;8)+IF(ISBLANK([.G43]);0;16)+IF(ISBLANK([.H43]);0;32)" office:value-type="float" office:value="51" calcext:value-type="float">
            <text:p/>
          </table:table-cell>
          <table:table-cell table:style-name="ce3" table:formula="of:=IF([.C43]=&quot;X&quot;;1;0)+IF([.D43]=&quot;X&quot;;2;0)+IF([.E43]=&quot;X&quot;;4;0)+IF([.F43]=&quot;X&quot;;8;0)+IF([.G43]=&quot;X&quot;;16;0)+IF([.H43]=&quot;X&quot;;32;0)" office:value-type="float" office:value="3" calcext:value-type="float">
            <text:p/>
          </table:table-cell>
          <table:table-cell table:style-name="ce3" table:formula="of:=SUM([.M43:.R43])*[.B43]" office:value-type="float" office:value="153" calcext:value-type="float">
            <text:p/>
          </table:table-cell>
          <table:table-cell/>
          <table:table-cell table:style-name="ce3" table:formula="of:=IF([.C43]=&quot;x&quot;;[.C$23];IF([.C43]=&quot;X&quot;;[.$C$24]*[.C$23];0))" office:value-type="float" office:value="3.3" calcext:value-type="float">
            <text:p/>
          </table:table-cell>
          <table:table-cell table:style-name="ce3" table:formula="of:=IF([.D43]=&quot;x&quot;;[.D$23];IF([.D43]=&quot;X&quot;;[.$C$24]*[.D$23];0))" office:value-type="float" office:value="4.4" calcext:value-type="float">
            <text:p/>
          </table:table-cell>
          <table:table-cell table:style-name="ce3" table:formula="of:=IF([.E43]=&quot;x&quot;;[.E$23];IF([.E43]=&quot;X&quot;;[.$C$24]*[.E$23];0))" office:value-type="float" office:value="0" calcext:value-type="float">
            <text:p/>
          </table:table-cell>
          <table:table-cell table:style-name="ce3" table:formula="of:=IF([.F43]=&quot;x&quot;;[.F$23];IF([.F43]=&quot;X&quot;;[.$C$24]*[.F$23];0))" office:value-type="float" office:value="0" calcext:value-type="float">
            <text:p/>
          </table:table-cell>
          <table:table-cell table:style-name="ce3" table:formula="of:=IF([.G43]=&quot;x&quot;;[.G$23];IF([.G43]=&quot;X&quot;;[.$C$24]*[.G$23];0))" office:value-type="float" office:value="1" calcext:value-type="float">
            <text:p/>
          </table:table-cell>
          <table:table-cell table:style-name="ce3" table:formula="of:=IF([.H43]=&quot;x&quot;;[.H$23];IF([.H43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RRING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 table:formula="of:=IF(ISBLANK([.C44]);0;1)+IF(ISBLANK([.D44]);0;2)+IF(ISBLANK([.E44]);0;4)+IF(ISBLANK([.F44]);0;8)+IF(ISBLANK([.G44]);0;16)+IF(ISBLANK([.H44]);0;32)" office:value-type="float" office:value="48" calcext:value-type="float">
            <text:p/>
          </table:table-cell>
          <table:table-cell table:style-name="ce3" table:formula="of:=IF([.C44]=&quot;X&quot;;1;0)+IF([.D44]=&quot;X&quot;;2;0)+IF([.E44]=&quot;X&quot;;4;0)+IF([.F44]=&quot;X&quot;;8;0)+IF([.G44]=&quot;X&quot;;16;0)+IF([.H44]=&quot;X&quot;;32;0)" office:value-type="float" office:value="0" calcext:value-type="float">
            <text:p/>
          </table:table-cell>
          <table:table-cell table:style-name="ce3" table:formula="of:=SUM([.M44:.R44])*[.B44]" office:value-type="float" office:value="625" calcext:value-type="float">
            <text:p/>
          </table:table-cell>
          <table:table-cell/>
          <table:table-cell table:style-name="ce3" table:formula="of:=IF([.C44]=&quot;x&quot;;[.C$23];IF([.C44]=&quot;X&quot;;[.$C$24]*[.C$23];0))" office:value-type="float" office:value="0" calcext:value-type="float">
            <text:p/>
          </table:table-cell>
          <table:table-cell table:style-name="ce3" table:formula="of:=IF([.D44]=&quot;x&quot;;[.D$23];IF([.D44]=&quot;X&quot;;[.$C$24]*[.D$23];0))" office:value-type="float" office:value="0" calcext:value-type="float">
            <text:p/>
          </table:table-cell>
          <table:table-cell table:style-name="ce3" table:formula="of:=IF([.E44]=&quot;x&quot;;[.E$23];IF([.E44]=&quot;X&quot;;[.$C$24]*[.E$23];0))" office:value-type="float" office:value="0" calcext:value-type="float">
            <text:p/>
          </table:table-cell>
          <table:table-cell table:style-name="ce3" table:formula="of:=IF([.F44]=&quot;x&quot;;[.F$23];IF([.F44]=&quot;X&quot;;[.$C$24]*[.F$23];0))" office:value-type="float" office:value="0" calcext:value-type="float">
            <text:p/>
          </table:table-cell>
          <table:table-cell table:style-name="ce3" table:formula="of:=IF([.G44]=&quot;x&quot;;[.G$23];IF([.G44]=&quot;X&quot;;[.$C$24]*[.G$23];0))" office:value-type="float" office:value="1" calcext:value-type="float">
            <text:p/>
          </table:table-cell>
          <table:table-cell table:style-name="ce3" table:formula="of:=IF([.H44]=&quot;x&quot;;[.H$23];IF([.H44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OAT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6"/>
          <table:table-cell table:style-name="ce3" table:formula="of:=IF(ISBLANK([.C45]);0;1)+IF(ISBLANK([.D45]);0;2)+IF(ISBLANK([.E45]);0;4)+IF(ISBLANK([.F45]);0;8)+IF(ISBLANK([.G45]);0;16)+IF(ISBLANK([.H45]);0;32)" office:value-type="float" office:value="16" calcext:value-type="float">
            <text:p/>
          </table:table-cell>
          <table:table-cell table:style-name="ce3" table:formula="of:=IF([.C45]=&quot;X&quot;;1;0)+IF([.D45]=&quot;X&quot;;2;0)+IF([.E45]=&quot;X&quot;;4;0)+IF([.F45]=&quot;X&quot;;8;0)+IF([.G45]=&quot;X&quot;;16;0)+IF([.H45]=&quot;X&quot;;32;0)" office:value-type="float" office:value="0" calcext:value-type="float">
            <text:p/>
          </table:table-cell>
          <table:table-cell table:style-name="ce3" table:formula="of:=SUM([.M45:.R45])*[.B45]" office:value-type="float" office:value="75" calcext:value-type="float">
            <text:p/>
          </table:table-cell>
          <table:table-cell/>
          <table:table-cell table:style-name="ce3" table:formula="of:=IF([.C45]=&quot;x&quot;;[.C$23];IF([.C45]=&quot;X&quot;;[.$C$24]*[.C$23];0))" office:value-type="float" office:value="0" calcext:value-type="float">
            <text:p/>
          </table:table-cell>
          <table:table-cell table:style-name="ce3" table:formula="of:=IF([.D45]=&quot;x&quot;;[.D$23];IF([.D45]=&quot;X&quot;;[.$C$24]*[.D$23];0))" office:value-type="float" office:value="0" calcext:value-type="float">
            <text:p/>
          </table:table-cell>
          <table:table-cell table:style-name="ce3" table:formula="of:=IF([.E45]=&quot;x&quot;;[.E$23];IF([.E45]=&quot;X&quot;;[.$C$24]*[.E$23];0))" office:value-type="float" office:value="0" calcext:value-type="float">
            <text:p/>
          </table:table-cell>
          <table:table-cell table:style-name="ce3" table:formula="of:=IF([.F45]=&quot;x&quot;;[.F$23];IF([.F45]=&quot;X&quot;;[.$C$24]*[.F$23];0))" office:value-type="float" office:value="0" calcext:value-type="float">
            <text:p/>
          </table:table-cell>
          <table:table-cell table:style-name="ce3" table:formula="of:=IF([.G45]=&quot;x&quot;;[.G$23];IF([.G45]=&quot;X&quot;;[.$C$24]*[.G$23];0))" office:value-type="float" office:value="1" calcext:value-type="float">
            <text:p/>
          </table:table-cell>
          <table:table-cell table:style-name="ce3" table:formula="of:=IF([.H45]=&quot;x&quot;;[.H$23];IF([.H45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AVE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3"/>
          <table:table-cell table:style-name="ce6"/>
          <table:table-cell table:number-columns-repeated="2" table:style-name="ce3" office:value-type="string" calcext:value-type="string">
            <text:p>X</text:p>
          </table:table-cell>
          <table:table-cell table:style-name="ce3" table:formula="of:=IF(ISBLANK([.C46]);0;1)+IF(ISBLANK([.D46]);0;2)+IF(ISBLANK([.E46]);0;4)+IF(ISBLANK([.F46]);0;8)+IF(ISBLANK([.G46]);0;16)+IF(ISBLANK([.H46]);0;32)" office:value-type="float" office:value="48" calcext:value-type="float">
            <text:p/>
          </table:table-cell>
          <table:table-cell table:style-name="ce3" table:formula="of:=IF([.C46]=&quot;X&quot;;1;0)+IF([.D46]=&quot;X&quot;;2;0)+IF([.E46]=&quot;X&quot;;4;0)+IF([.F46]=&quot;X&quot;;8;0)+IF([.G46]=&quot;X&quot;;16;0)+IF([.H46]=&quot;X&quot;;32;0)" office:value-type="float" office:value="48" calcext:value-type="float">
            <text:p/>
          </table:table-cell>
          <table:table-cell table:style-name="ce3" table:formula="of:=SUM([.M46:.R46])*[.B46]" office:value-type="float" office:value="3300" calcext:value-type="float">
            <text:p/>
          </table:table-cell>
          <table:table-cell/>
          <table:table-cell table:style-name="ce3" table:formula="of:=IF([.C46]=&quot;x&quot;;[.C$23];IF([.C46]=&quot;X&quot;;[.$C$24]*[.C$23];0))" office:value-type="float" office:value="0" calcext:value-type="float">
            <text:p/>
          </table:table-cell>
          <table:table-cell table:style-name="ce3" table:formula="of:=IF([.D46]=&quot;x&quot;;[.D$23];IF([.D46]=&quot;X&quot;;[.$C$24]*[.D$23];0))" office:value-type="float" office:value="0" calcext:value-type="float">
            <text:p/>
          </table:table-cell>
          <table:table-cell table:style-name="ce3" table:formula="of:=IF([.E46]=&quot;x&quot;;[.E$23];IF([.E46]=&quot;X&quot;;[.$C$24]*[.E$23];0))" office:value-type="float" office:value="0" calcext:value-type="float">
            <text:p/>
          </table:table-cell>
          <table:table-cell table:style-name="ce3" table:formula="of:=IF([.F46]=&quot;x&quot;;[.F$23];IF([.F46]=&quot;X&quot;;[.$C$24]*[.F$23];0))" office:value-type="float" office:value="0" calcext:value-type="float">
            <text:p/>
          </table:table-cell>
          <table:table-cell table:style-name="ce3" table:formula="of:=IF([.G46]=&quot;x&quot;;[.G$23];IF([.G46]=&quot;X&quot;;[.$C$24]*[.G$23];0))" office:value-type="float" office:value="11" calcext:value-type="float">
            <text:p/>
          </table:table-cell>
          <table:table-cell table:style-name="ce3" table:formula="of:=IF([.H46]=&quot;x&quot;;[.H$23];IF([.H46]=&quot;X&quot;;[.$C$24]*[.H$23];0))" office:value-type="float" office:value="16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ound 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table:formula="of:=IF(ISBLANK([.C47]);0;1)+IF(ISBLANK([.D47]);0;2)+IF(ISBLANK([.E47]);0;4)+IF(ISBLANK([.F47]);0;8)+IF(ISBLANK([.G47]);0;16)+IF(ISBLANK([.H47]);0;32)" office:value-type="float" office:value="1" calcext:value-type="float">
            <text:p/>
          </table:table-cell>
          <table:table-cell table:style-name="ce3" table:formula="of:=IF([.C47]=&quot;X&quot;;1;0)+IF([.D47]=&quot;X&quot;;2;0)+IF([.E47]=&quot;X&quot;;4;0)+IF([.F47]=&quot;X&quot;;8;0)+IF([.G47]=&quot;X&quot;;16;0)+IF([.H47]=&quot;X&quot;;32;0)" office:value-type="float" office:value="0" calcext:value-type="float">
            <text:p/>
          </table:table-cell>
          <table:table-cell table:style-name="ce3" table:formula="of:=SUM([.M47:.R47])*[.B47]" office:value-type="float" office:value="22.5" calcext:value-type="float">
            <text:p/>
          </table:table-cell>
          <table:table-cell/>
          <table:table-cell table:style-name="ce3" table:formula="of:=IF([.C47]=&quot;x&quot;;[.C$23];IF([.C47]=&quot;X&quot;;[.$C$24]*[.C$23];0))" office:value-type="float" office:value="0.3" calcext:value-type="float">
            <text:p/>
          </table:table-cell>
          <table:table-cell table:style-name="ce3" table:formula="of:=IF([.D47]=&quot;x&quot;;[.D$23];IF([.D47]=&quot;X&quot;;[.$C$24]*[.D$23];0))" office:value-type="float" office:value="0" calcext:value-type="float">
            <text:p/>
          </table:table-cell>
          <table:table-cell table:style-name="ce3" table:formula="of:=IF([.E47]=&quot;x&quot;;[.E$23];IF([.E47]=&quot;X&quot;;[.$C$24]*[.E$23];0))" office:value-type="float" office:value="0" calcext:value-type="float">
            <text:p/>
          </table:table-cell>
          <table:table-cell table:style-name="ce3" table:formula="of:=IF([.F47]=&quot;x&quot;;[.F$23];IF([.F47]=&quot;X&quot;;[.$C$24]*[.F$23];0))" office:value-type="float" office:value="0" calcext:value-type="float">
            <text:p/>
          </table:table-cell>
          <table:table-cell table:style-name="ce3" table:formula="of:=IF([.G47]=&quot;x&quot;;[.G$23];IF([.G47]=&quot;X&quot;;[.$C$24]*[.G$23];0))" office:value-type="float" office:value="0" calcext:value-type="float">
            <text:p/>
          </table:table-cell>
          <table:table-cell table:style-name="ce3" table:formula="of:=IF([.H47]=&quot;x&quot;;[.H$23];IF([.H47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ceanic 5</text:p>
          </table:table-cell>
          <table:table-cell table:style-name="ce3" office:value-type="float" office:value="162" calcext:value-type="float">
            <text:p>162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table:formula="of:=IF(ISBLANK([.C48]);0;1)+IF(ISBLANK([.D48]);0;2)+IF(ISBLANK([.E48]);0;4)+IF(ISBLANK([.F48]);0;8)+IF(ISBLANK([.G48]);0;16)+IF(ISBLANK([.H48]);0;32)" office:value-type="float" office:value="2" calcext:value-type="float">
            <text:p/>
          </table:table-cell>
          <table:table-cell table:style-name="ce3" table:formula="of:=IF([.C48]=&quot;X&quot;;1;0)+IF([.D48]=&quot;X&quot;;2;0)+IF([.E48]=&quot;X&quot;;4;0)+IF([.F48]=&quot;X&quot;;8;0)+IF([.G48]=&quot;X&quot;;16;0)+IF([.H48]=&quot;X&quot;;32;0)" office:value-type="float" office:value="2" calcext:value-type="float">
            <text:p/>
          </table:table-cell>
          <table:table-cell table:style-name="ce3" table:formula="of:=SUM([.M48:.R48])*[.B48]" office:value-type="float" office:value="712.8" calcext:value-type="float">
            <text:p/>
          </table:table-cell>
          <table:table-cell/>
          <table:table-cell table:style-name="ce3" table:formula="of:=IF([.C48]=&quot;x&quot;;[.C$23];IF([.C48]=&quot;X&quot;;[.$C$24]*[.C$23];0))" office:value-type="float" office:value="0" calcext:value-type="float">
            <text:p/>
          </table:table-cell>
          <table:table-cell table:style-name="ce3" table:formula="of:=IF([.D48]=&quot;x&quot;;[.D$23];IF([.D48]=&quot;X&quot;;[.$C$24]*[.D$23];0))" office:value-type="float" office:value="4.4" calcext:value-type="float">
            <text:p/>
          </table:table-cell>
          <table:table-cell table:style-name="ce3" table:formula="of:=IF([.E48]=&quot;x&quot;;[.E$23];IF([.E48]=&quot;X&quot;;[.$C$24]*[.E$23];0))" office:value-type="float" office:value="0" calcext:value-type="float">
            <text:p/>
          </table:table-cell>
          <table:table-cell table:style-name="ce3" table:formula="of:=IF([.F48]=&quot;x&quot;;[.F$23];IF([.F48]=&quot;X&quot;;[.$C$24]*[.F$23];0))" office:value-type="float" office:value="0" calcext:value-type="float">
            <text:p/>
          </table:table-cell>
          <table:table-cell table:style-name="ce3" table:formula="of:=IF([.G48]=&quot;x&quot;;[.G$23];IF([.G48]=&quot;X&quot;;[.$C$24]*[.G$23];0))" office:value-type="float" office:value="0" calcext:value-type="float">
            <text:p/>
          </table:table-cell>
          <table:table-cell table:style-name="ce3" table:formula="of:=IF([.H48]=&quot;x&quot;;[.H$23];IF([.H48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LT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table:formula="of:=IF(ISBLANK([.C49]);0;1)+IF(ISBLANK([.D49]);0;2)+IF(ISBLANK([.E49]);0;4)+IF(ISBLANK([.F49]);0;8)+IF(ISBLANK([.G49]);0;16)+IF(ISBLANK([.H49]);0;32)" office:value-type="float" office:value="2" calcext:value-type="float">
            <text:p/>
          </table:table-cell>
          <table:table-cell table:style-name="ce3" table:formula="of:=IF([.C49]=&quot;X&quot;;1;0)+IF([.D49]=&quot;X&quot;;2;0)+IF([.E49]=&quot;X&quot;;4;0)+IF([.F49]=&quot;X&quot;;8;0)+IF([.G49]=&quot;X&quot;;16;0)+IF([.H49]=&quot;X&quot;;32;0)" office:value-type="float" office:value="2" calcext:value-type="float">
            <text:p/>
          </table:table-cell>
          <table:table-cell table:style-name="ce3" table:formula="of:=SUM([.M49:.R49])*[.B49]" office:value-type="float" office:value="61.6" calcext:value-type="float">
            <text:p/>
          </table:table-cell>
          <table:table-cell/>
          <table:table-cell table:style-name="ce3" table:formula="of:=IF([.C49]=&quot;x&quot;;[.C$23];IF([.C49]=&quot;X&quot;;[.$C$24]*[.C$23];0))" office:value-type="float" office:value="0" calcext:value-type="float">
            <text:p/>
          </table:table-cell>
          <table:table-cell table:style-name="ce3" table:formula="of:=IF([.D49]=&quot;x&quot;;[.D$23];IF([.D49]=&quot;X&quot;;[.$C$24]*[.D$23];0))" office:value-type="float" office:value="4.4" calcext:value-type="float">
            <text:p/>
          </table:table-cell>
          <table:table-cell table:style-name="ce3" table:formula="of:=IF([.E49]=&quot;x&quot;;[.E$23];IF([.E49]=&quot;X&quot;;[.$C$24]*[.E$23];0))" office:value-type="float" office:value="0" calcext:value-type="float">
            <text:p/>
          </table:table-cell>
          <table:table-cell table:style-name="ce3" table:formula="of:=IF([.F49]=&quot;x&quot;;[.F$23];IF([.F49]=&quot;X&quot;;[.$C$24]*[.F$23];0))" office:value-type="float" office:value="0" calcext:value-type="float">
            <text:p/>
          </table:table-cell>
          <table:table-cell table:style-name="ce3" table:formula="of:=IF([.G49]=&quot;x&quot;;[.G$23];IF([.G49]=&quot;X&quot;;[.$C$24]*[.G$23];0))" office:value-type="float" office:value="0" calcext:value-type="float">
            <text:p/>
          </table:table-cell>
          <table:table-cell table:style-name="ce3" table:formula="of:=IF([.H49]=&quot;x&quot;;[.H$23];IF([.H49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2O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table:formula="of:=IF(ISBLANK([.C50]);0;1)+IF(ISBLANK([.D50]);0;2)+IF(ISBLANK([.E50]);0;4)+IF(ISBLANK([.F50]);0;8)+IF(ISBLANK([.G50]);0;16)+IF(ISBLANK([.H50]);0;32)" office:value-type="float" office:value="2" calcext:value-type="float">
            <text:p/>
          </table:table-cell>
          <table:table-cell table:style-name="ce3" table:formula="of:=IF([.C50]=&quot;X&quot;;1;0)+IF([.D50]=&quot;X&quot;;2;0)+IF([.E50]=&quot;X&quot;;4;0)+IF([.F50]=&quot;X&quot;;8;0)+IF([.G50]=&quot;X&quot;;16;0)+IF([.H50]=&quot;X&quot;;32;0)" office:value-type="float" office:value="2" calcext:value-type="float">
            <text:p/>
          </table:table-cell>
          <table:table-cell table:style-name="ce3" table:formula="of:=SUM([.M50:.R50])*[.B50]" office:value-type="float" office:value="132" calcext:value-type="float">
            <text:p/>
          </table:table-cell>
          <table:table-cell/>
          <table:table-cell table:style-name="ce3" table:formula="of:=IF([.C50]=&quot;x&quot;;[.C$23];IF([.C50]=&quot;X&quot;;[.$C$24]*[.C$23];0))" office:value-type="float" office:value="0" calcext:value-type="float">
            <text:p/>
          </table:table-cell>
          <table:table-cell table:style-name="ce3" table:formula="of:=IF([.D50]=&quot;x&quot;;[.D$23];IF([.D50]=&quot;X&quot;;[.$C$24]*[.D$23];0))" office:value-type="float" office:value="4.4" calcext:value-type="float">
            <text:p/>
          </table:table-cell>
          <table:table-cell table:style-name="ce3" table:formula="of:=IF([.E50]=&quot;x&quot;;[.E$23];IF([.E50]=&quot;X&quot;;[.$C$24]*[.E$23];0))" office:value-type="float" office:value="0" calcext:value-type="float">
            <text:p/>
          </table:table-cell>
          <table:table-cell table:style-name="ce3" table:formula="of:=IF([.F50]=&quot;x&quot;;[.F$23];IF([.F50]=&quot;X&quot;;[.$C$24]*[.F$23];0))" office:value-type="float" office:value="0" calcext:value-type="float">
            <text:p/>
          </table:table-cell>
          <table:table-cell table:style-name="ce3" table:formula="of:=IF([.G50]=&quot;x&quot;;[.G$23];IF([.G50]=&quot;X&quot;;[.$C$24]*[.G$23];0))" office:value-type="float" office:value="0" calcext:value-type="float">
            <text:p/>
          </table:table-cell>
          <table:table-cell table:style-name="ce3" table:formula="of:=IF([.H50]=&quot;x&quot;;[.H$23];IF([.H50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RVE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table:formula="of:=IF(ISBLANK([.C51]);0;1)+IF(ISBLANK([.D51]);0;2)+IF(ISBLANK([.E51]);0;4)+IF(ISBLANK([.F51]);0;8)+IF(ISBLANK([.G51]);0;16)+IF(ISBLANK([.H51]);0;32)" office:value-type="float" office:value="8" calcext:value-type="float">
            <text:p/>
          </table:table-cell>
          <table:table-cell table:style-name="ce3" table:formula="of:=IF([.C51]=&quot;X&quot;;1;0)+IF([.D51]=&quot;X&quot;;2;0)+IF([.E51]=&quot;X&quot;;4;0)+IF([.F51]=&quot;X&quot;;8;0)+IF([.G51]=&quot;X&quot;;16;0)+IF([.H51]=&quot;X&quot;;32;0)" office:value-type="float" office:value="0" calcext:value-type="float">
            <text:p/>
          </table:table-cell>
          <table:table-cell table:style-name="ce3" table:formula="of:=SUM([.M51:.R51])*[.B51]" office:value-type="float" office:value="19.8" calcext:value-type="float">
            <text:p/>
          </table:table-cell>
          <table:table-cell/>
          <table:table-cell table:style-name="ce3" table:formula="of:=IF([.C51]=&quot;x&quot;;[.C$23];IF([.C51]=&quot;X&quot;;[.$C$24]*[.C$23];0))" office:value-type="float" office:value="0" calcext:value-type="float">
            <text:p/>
          </table:table-cell>
          <table:table-cell table:style-name="ce3" table:formula="of:=IF([.D51]=&quot;x&quot;;[.D$23];IF([.D51]=&quot;X&quot;;[.$C$24]*[.D$23];0))" office:value-type="float" office:value="0" calcext:value-type="float">
            <text:p/>
          </table:table-cell>
          <table:table-cell table:style-name="ce3" table:formula="of:=IF([.E51]=&quot;x&quot;;[.E$23];IF([.E51]=&quot;X&quot;;[.$C$24]*[.E$23];0))" office:value-type="float" office:value="0" calcext:value-type="float">
            <text:p/>
          </table:table-cell>
          <table:table-cell table:style-name="ce3" table:formula="of:=IF([.F51]=&quot;x&quot;;[.F$23];IF([.F51]=&quot;X&quot;;[.$C$24]*[.F$23];0))" office:value-type="float" office:value="0.9" calcext:value-type="float">
            <text:p/>
          </table:table-cell>
          <table:table-cell table:style-name="ce3" table:formula="of:=IF([.G51]=&quot;x&quot;;[.G$23];IF([.G51]=&quot;X&quot;;[.$C$24]*[.G$23];0))" office:value-type="float" office:value="0" calcext:value-type="float">
            <text:p/>
          </table:table-cell>
          <table:table-cell table:style-name="ce3" table:formula="of:=IF([.H51]=&quot;x&quot;;[.H$23];IF([.H51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OUD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table:formula="of:=IF(ISBLANK([.C52]);0;1)+IF(ISBLANK([.D52]);0;2)+IF(ISBLANK([.E52]);0;4)+IF(ISBLANK([.F52]);0;8)+IF(ISBLANK([.G52]);0;16)+IF(ISBLANK([.H52]);0;32)" office:value-type="float" office:value="8" calcext:value-type="float">
            <text:p/>
          </table:table-cell>
          <table:table-cell table:style-name="ce3" table:formula="of:=IF([.C52]=&quot;X&quot;;1;0)+IF([.D52]=&quot;X&quot;;2;0)+IF([.E52]=&quot;X&quot;;4;0)+IF([.F52]=&quot;X&quot;;8;0)+IF([.G52]=&quot;X&quot;;16;0)+IF([.H52]=&quot;X&quot;;32;0)" office:value-type="float" office:value="8" calcext:value-type="float">
            <text:p/>
          </table:table-cell>
          <table:table-cell table:style-name="ce3" table:formula="of:=SUM([.M52:.R52])*[.B52]" office:value-type="float" office:value="396" calcext:value-type="float">
            <text:p/>
          </table:table-cell>
          <table:table-cell/>
          <table:table-cell table:style-name="ce3" table:formula="of:=IF([.C52]=&quot;x&quot;;[.C$23];IF([.C52]=&quot;X&quot;;[.$C$24]*[.C$23];0))" office:value-type="float" office:value="0" calcext:value-type="float">
            <text:p/>
          </table:table-cell>
          <table:table-cell table:style-name="ce3" table:formula="of:=IF([.D52]=&quot;x&quot;;[.D$23];IF([.D52]=&quot;X&quot;;[.$C$24]*[.D$23];0))" office:value-type="float" office:value="0" calcext:value-type="float">
            <text:p/>
          </table:table-cell>
          <table:table-cell table:style-name="ce3" table:formula="of:=IF([.E52]=&quot;x&quot;;[.E$23];IF([.E52]=&quot;X&quot;;[.$C$24]*[.E$23];0))" office:value-type="float" office:value="0" calcext:value-type="float">
            <text:p/>
          </table:table-cell>
          <table:table-cell table:style-name="ce3" table:formula="of:=IF([.F52]=&quot;x&quot;;[.F$23];IF([.F52]=&quot;X&quot;;[.$C$24]*[.F$23];0))" office:value-type="float" office:value="9.9" calcext:value-type="float">
            <text:p/>
          </table:table-cell>
          <table:table-cell table:style-name="ce3" table:formula="of:=IF([.G52]=&quot;x&quot;;[.G$23];IF([.G52]=&quot;X&quot;;[.$C$24]*[.G$23];0))" office:value-type="float" office:value="0" calcext:value-type="float">
            <text:p/>
          </table:table-cell>
          <table:table-cell table:style-name="ce3" table:formula="of:=IF([.H52]=&quot;x&quot;;[.H$23];IF([.H52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ING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table:formula="of:=IF(ISBLANK([.C53]);0;1)+IF(ISBLANK([.D53]);0;2)+IF(ISBLANK([.E53]);0;4)+IF(ISBLANK([.F53]);0;8)+IF(ISBLANK([.G53]);0;16)+IF(ISBLANK([.H53]);0;32)" office:value-type="float" office:value="4" calcext:value-type="float">
            <text:p/>
          </table:table-cell>
          <table:table-cell table:style-name="ce3" table:formula="of:=IF([.C53]=&quot;X&quot;;1;0)+IF([.D53]=&quot;X&quot;;2;0)+IF([.E53]=&quot;X&quot;;4;0)+IF([.F53]=&quot;X&quot;;8;0)+IF([.G53]=&quot;X&quot;;16;0)+IF([.H53]=&quot;X&quot;;32;0)" office:value-type="float" office:value="4" calcext:value-type="float">
            <text:p/>
          </table:table-cell>
          <table:table-cell table:style-name="ce3" table:formula="of:=SUM([.M53:.R53])*[.B53]" office:value-type="float" office:value="123.2" calcext:value-type="float">
            <text:p/>
          </table:table-cell>
          <table:table-cell/>
          <table:table-cell table:style-name="ce3" table:formula="of:=IF([.C53]=&quot;x&quot;;[.C$23];IF([.C53]=&quot;X&quot;;[.$C$24]*[.C$23];0))" office:value-type="float" office:value="0" calcext:value-type="float">
            <text:p/>
          </table:table-cell>
          <table:table-cell table:style-name="ce3" table:formula="of:=IF([.D53]=&quot;x&quot;;[.D$23];IF([.D53]=&quot;X&quot;;[.$C$24]*[.D$23];0))" office:value-type="float" office:value="0" calcext:value-type="float">
            <text:p/>
          </table:table-cell>
          <table:table-cell table:style-name="ce3" table:formula="of:=IF([.E53]=&quot;x&quot;;[.E$23];IF([.E53]=&quot;X&quot;;[.$C$24]*[.E$23];0))" office:value-type="float" office:value="7.7" calcext:value-type="float">
            <text:p/>
          </table:table-cell>
          <table:table-cell table:style-name="ce3" table:formula="of:=IF([.F53]=&quot;x&quot;;[.F$23];IF([.F53]=&quot;X&quot;;[.$C$24]*[.F$23];0))" office:value-type="float" office:value="0" calcext:value-type="float">
            <text:p/>
          </table:table-cell>
          <table:table-cell table:style-name="ce3" table:formula="of:=IF([.G53]=&quot;x&quot;;[.G$23];IF([.G53]=&quot;X&quot;;[.$C$24]*[.G$23];0))" office:value-type="float" office:value="0" calcext:value-type="float">
            <text:p/>
          </table:table-cell>
          <table:table-cell table:style-name="ce3" table:formula="of:=IF([.H53]=&quot;x&quot;;[.H$23];IF([.H53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HAKE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table:formula="of:=IF(ISBLANK([.C54]);0;1)+IF(ISBLANK([.D54]);0;2)+IF(ISBLANK([.E54]);0;4)+IF(ISBLANK([.F54]);0;8)+IF(ISBLANK([.G54]);0;16)+IF(ISBLANK([.H54]);0;32)" office:value-type="float" office:value="1" calcext:value-type="float">
            <text:p/>
          </table:table-cell>
          <table:table-cell table:style-name="ce3" table:formula="of:=IF([.C54]=&quot;X&quot;;1;0)+IF([.D54]=&quot;X&quot;;2;0)+IF([.E54]=&quot;X&quot;;4;0)+IF([.F54]=&quot;X&quot;;8;0)+IF([.G54]=&quot;X&quot;;16;0)+IF([.H54]=&quot;X&quot;;32;0)" office:value-type="float" office:value="1" calcext:value-type="float">
            <text:p/>
          </table:table-cell>
          <table:table-cell table:style-name="ce3" table:formula="of:=SUM([.M54:.R54])*[.B54]" office:value-type="float" office:value="488.4" calcext:value-type="float">
            <text:p/>
          </table:table-cell>
          <table:table-cell/>
          <table:table-cell table:style-name="ce3" table:formula="of:=IF([.C54]=&quot;x&quot;;[.C$23];IF([.C54]=&quot;X&quot;;[.$C$24]*[.C$23];0))" office:value-type="float" office:value="3.3" calcext:value-type="float">
            <text:p/>
          </table:table-cell>
          <table:table-cell table:style-name="ce3" table:formula="of:=IF([.D54]=&quot;x&quot;;[.D$23];IF([.D54]=&quot;X&quot;;[.$C$24]*[.D$23];0))" office:value-type="float" office:value="0" calcext:value-type="float">
            <text:p/>
          </table:table-cell>
          <table:table-cell table:style-name="ce3" table:formula="of:=IF([.E54]=&quot;x&quot;;[.E$23];IF([.E54]=&quot;X&quot;;[.$C$24]*[.E$23];0))" office:value-type="float" office:value="0" calcext:value-type="float">
            <text:p/>
          </table:table-cell>
          <table:table-cell table:style-name="ce3" table:formula="of:=IF([.F54]=&quot;x&quot;;[.F$23];IF([.F54]=&quot;X&quot;;[.$C$24]*[.F$23];0))" office:value-type="float" office:value="0" calcext:value-type="float">
            <text:p/>
          </table:table-cell>
          <table:table-cell table:style-name="ce3" table:formula="of:=IF([.G54]=&quot;x&quot;;[.G$23];IF([.G54]=&quot;X&quot;;[.$C$24]*[.G$23];0))" office:value-type="float" office:value="0" calcext:value-type="float">
            <text:p/>
          </table:table-cell>
          <table:table-cell table:style-name="ce3" table:formula="of:=IF([.H54]=&quot;x&quot;;[.H$23];IF([.H54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EP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 table:style-name="ce3" table:formula="of:=IF(ISBLANK([.C55]);0;1)+IF(ISBLANK([.D55]);0;2)+IF(ISBLANK([.E55]);0;4)+IF(ISBLANK([.F55]);0;8)+IF(ISBLANK([.G55]);0;16)+IF(ISBLANK([.H55]);0;32)" office:value-type="float" office:value="16" calcext:value-type="float">
            <text:p/>
          </table:table-cell>
          <table:table-cell table:style-name="ce3" table:formula="of:=IF([.C55]=&quot;X&quot;;1;0)+IF([.D55]=&quot;X&quot;;2;0)+IF([.E55]=&quot;X&quot;;4;0)+IF([.F55]=&quot;X&quot;;8;0)+IF([.G55]=&quot;X&quot;;16;0)+IF([.H55]=&quot;X&quot;;32;0)" office:value-type="float" office:value="16" calcext:value-type="float">
            <text:p/>
          </table:table-cell>
          <table:table-cell table:style-name="ce3" table:formula="of:=SUM([.M55:.R55])*[.B55]" office:value-type="float" office:value="165" calcext:value-type="float">
            <text:p/>
          </table:table-cell>
          <table:table-cell/>
          <table:table-cell table:style-name="ce3" table:formula="of:=IF([.C55]=&quot;x&quot;;[.C$23];IF([.C55]=&quot;X&quot;;[.$C$24]*[.C$23];0))" office:value-type="float" office:value="0" calcext:value-type="float">
            <text:p/>
          </table:table-cell>
          <table:table-cell table:style-name="ce3" table:formula="of:=IF([.D55]=&quot;x&quot;;[.D$23];IF([.D55]=&quot;X&quot;;[.$C$24]*[.D$23];0))" office:value-type="float" office:value="0" calcext:value-type="float">
            <text:p/>
          </table:table-cell>
          <table:table-cell table:style-name="ce3" table:formula="of:=IF([.E55]=&quot;x&quot;;[.E$23];IF([.E55]=&quot;X&quot;;[.$C$24]*[.E$23];0))" office:value-type="float" office:value="0" calcext:value-type="float">
            <text:p/>
          </table:table-cell>
          <table:table-cell table:style-name="ce3" table:formula="of:=IF([.F55]=&quot;x&quot;;[.F$23];IF([.F55]=&quot;X&quot;;[.$C$24]*[.F$23];0))" office:value-type="float" office:value="0" calcext:value-type="float">
            <text:p/>
          </table:table-cell>
          <table:table-cell table:style-name="ce3" table:formula="of:=IF([.G55]=&quot;x&quot;;[.G$23];IF([.G55]=&quot;X&quot;;[.$C$24]*[.G$23];0))" office:value-type="float" office:value="11" calcext:value-type="float">
            <text:p/>
          </table:table-cell>
          <table:table-cell table:style-name="ce3" table:formula="of:=IF([.H55]=&quot;x&quot;;[.H$23];IF([.H55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NG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formula="of:=IF(ISBLANK([.C56]);0;1)+IF(ISBLANK([.D56]);0;2)+IF(ISBLANK([.E56]);0;4)+IF(ISBLANK([.F56]);0;8)+IF(ISBLANK([.G56]);0;16)+IF(ISBLANK([.H56]);0;32)" office:value-type="float" office:value="32" calcext:value-type="float">
            <text:p/>
          </table:table-cell>
          <table:table-cell table:style-name="ce3" table:formula="of:=IF([.C56]=&quot;X&quot;;1;0)+IF([.D56]=&quot;X&quot;;2;0)+IF([.E56]=&quot;X&quot;;4;0)+IF([.F56]=&quot;X&quot;;8;0)+IF([.G56]=&quot;X&quot;;16;0)+IF([.H56]=&quot;X&quot;;32;0)" office:value-type="float" office:value="0" calcext:value-type="float">
            <text:p/>
          </table:table-cell>
          <table:table-cell table:style-name="ce3" table:formula="of:=SUM([.M56:.R56])*[.B56]" office:value-type="float" office:value="45" calcext:value-type="float">
            <text:p/>
          </table:table-cell>
          <table:table-cell/>
          <table:table-cell table:style-name="ce3" table:formula="of:=IF([.C56]=&quot;x&quot;;[.C$23];IF([.C56]=&quot;X&quot;;[.$C$24]*[.C$23];0))" office:value-type="float" office:value="0" calcext:value-type="float">
            <text:p/>
          </table:table-cell>
          <table:table-cell table:style-name="ce3" table:formula="of:=IF([.D56]=&quot;x&quot;;[.D$23];IF([.D56]=&quot;X&quot;;[.$C$24]*[.D$23];0))" office:value-type="float" office:value="0" calcext:value-type="float">
            <text:p/>
          </table:table-cell>
          <table:table-cell table:style-name="ce3" table:formula="of:=IF([.E56]=&quot;x&quot;;[.E$23];IF([.E56]=&quot;X&quot;;[.$C$24]*[.E$23];0))" office:value-type="float" office:value="0" calcext:value-type="float">
            <text:p/>
          </table:table-cell>
          <table:table-cell table:style-name="ce3" table:formula="of:=IF([.F56]=&quot;x&quot;;[.F$23];IF([.F56]=&quot;X&quot;;[.$C$24]*[.F$23];0))" office:value-type="float" office:value="0" calcext:value-type="float">
            <text:p/>
          </table:table-cell>
          <table:table-cell table:style-name="ce3" table:formula="of:=IF([.G56]=&quot;x&quot;;[.G$23];IF([.G56]=&quot;X&quot;;[.$C$24]*[.G$23];0))" office:value-type="float" office:value="0" calcext:value-type="float">
            <text:p/>
          </table:table-cell>
          <table:table-cell table:style-name="ce3" table:formula="of:=IF([.H56]=&quot;x&quot;;[.H$23];IF([.H56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CK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 table:formula="of:=IF(ISBLANK([.C57]);0;1)+IF(ISBLANK([.D57]);0;2)+IF(ISBLANK([.E57]);0;4)+IF(ISBLANK([.F57]);0;8)+IF(ISBLANK([.G57]);0;16)+IF(ISBLANK([.H57]);0;32)" office:value-type="float" office:value="48" calcext:value-type="float">
            <text:p/>
          </table:table-cell>
          <table:table-cell table:style-name="ce3" table:formula="of:=IF([.C57]=&quot;X&quot;;1;0)+IF([.D57]=&quot;X&quot;;2;0)+IF([.E57]=&quot;X&quot;;4;0)+IF([.F57]=&quot;X&quot;;8;0)+IF([.G57]=&quot;X&quot;;16;0)+IF([.H57]=&quot;X&quot;;32;0)" office:value-type="float" office:value="0" calcext:value-type="float">
            <text:p/>
          </table:table-cell>
          <table:table-cell table:style-name="ce3" table:formula="of:=SUM([.M57:.R57])*[.B57]" office:value-type="float" office:value="150" calcext:value-type="float">
            <text:p/>
          </table:table-cell>
          <table:table-cell/>
          <table:table-cell table:style-name="ce3" table:formula="of:=IF([.C57]=&quot;x&quot;;[.C$23];IF([.C57]=&quot;X&quot;;[.$C$24]*[.C$23];0))" office:value-type="float" office:value="0" calcext:value-type="float">
            <text:p/>
          </table:table-cell>
          <table:table-cell table:style-name="ce3" table:formula="of:=IF([.D57]=&quot;x&quot;;[.D$23];IF([.D57]=&quot;X&quot;;[.$C$24]*[.D$23];0))" office:value-type="float" office:value="0" calcext:value-type="float">
            <text:p/>
          </table:table-cell>
          <table:table-cell table:style-name="ce3" table:formula="of:=IF([.E57]=&quot;x&quot;;[.E$23];IF([.E57]=&quot;X&quot;;[.$C$24]*[.E$23];0))" office:value-type="float" office:value="0" calcext:value-type="float">
            <text:p/>
          </table:table-cell>
          <table:table-cell table:style-name="ce3" table:formula="of:=IF([.F57]=&quot;x&quot;;[.F$23];IF([.F57]=&quot;X&quot;;[.$C$24]*[.F$23];0))" office:value-type="float" office:value="0" calcext:value-type="float">
            <text:p/>
          </table:table-cell>
          <table:table-cell table:style-name="ce3" table:formula="of:=IF([.G57]=&quot;x&quot;;[.G$23];IF([.G57]=&quot;X&quot;;[.$C$24]*[.G$23];0))" office:value-type="float" office:value="1" calcext:value-type="float">
            <text:p/>
          </table:table-cell>
          <table:table-cell table:style-name="ce3" table:formula="of:=IF([.H57]=&quot;x&quot;;[.H$23];IF([.H57]=&quot;X&quot;;[.$C$24]*[.H$23];0))" office:value-type="float" office:value="1.5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LLED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6"/>
          <table:table-cell table:style-name="ce3" office:value-type="string" calcext:value-type="string">
            <text:p>x</text:p>
          </table:table-cell>
          <table:table-cell table:style-name="ce3"/>
          <table:table-cell table:style-name="ce3" table:formula="of:=IF(ISBLANK([.C58]);0;1)+IF(ISBLANK([.D58]);0;2)+IF(ISBLANK([.E58]);0;4)+IF(ISBLANK([.F58]);0;8)+IF(ISBLANK([.G58]);0;16)+IF(ISBLANK([.H58]);0;32)" office:value-type="float" office:value="19" calcext:value-type="float">
            <text:p/>
          </table:table-cell>
          <table:table-cell table:style-name="ce3" table:formula="of:=IF([.C58]=&quot;X&quot;;1;0)+IF([.D58]=&quot;X&quot;;2;0)+IF([.E58]=&quot;X&quot;;4;0)+IF([.F58]=&quot;X&quot;;8;0)+IF([.G58]=&quot;X&quot;;16;0)+IF([.H58]=&quot;X&quot;;32;0)" office:value-type="float" office:value="0" calcext:value-type="float">
            <text:p/>
          </table:table-cell>
          <table:table-cell table:style-name="ce3" table:formula="of:=SUM([.M58:.R58])*[.B58]" office:value-type="float" office:value="42.5" calcext:value-type="float">
            <text:p/>
          </table:table-cell>
          <table:table-cell/>
          <table:table-cell table:style-name="ce3" table:formula="of:=IF([.C58]=&quot;x&quot;;[.C$23];IF([.C58]=&quot;X&quot;;[.$C$24]*[.C$23];0))" office:value-type="float" office:value="0.3" calcext:value-type="float">
            <text:p/>
          </table:table-cell>
          <table:table-cell table:style-name="ce3" table:formula="of:=IF([.D58]=&quot;x&quot;;[.D$23];IF([.D58]=&quot;X&quot;;[.$C$24]*[.D$23];0))" office:value-type="float" office:value="0.4" calcext:value-type="float">
            <text:p/>
          </table:table-cell>
          <table:table-cell table:style-name="ce3" table:formula="of:=IF([.E58]=&quot;x&quot;;[.E$23];IF([.E58]=&quot;X&quot;;[.$C$24]*[.E$23];0))" office:value-type="float" office:value="0" calcext:value-type="float">
            <text:p/>
          </table:table-cell>
          <table:table-cell table:style-name="ce3" table:formula="of:=IF([.F58]=&quot;x&quot;;[.F$23];IF([.F58]=&quot;X&quot;;[.$C$24]*[.F$23];0))" office:value-type="float" office:value="0" calcext:value-type="float">
            <text:p/>
          </table:table-cell>
          <table:table-cell table:style-name="ce3" table:formula="of:=IF([.G58]=&quot;x&quot;;[.G$23];IF([.G58]=&quot;X&quot;;[.$C$24]*[.G$23];0))" office:value-type="float" office:value="1" calcext:value-type="float">
            <text:p/>
          </table:table-cell>
          <table:table-cell table:style-name="ce3" table:formula="of:=IF([.H58]=&quot;x&quot;;[.H$23];IF([.H58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LAX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table:formula="of:=IF(ISBLANK([.C59]);0;1)+IF(ISBLANK([.D59]);0;2)+IF(ISBLANK([.E59]);0;4)+IF(ISBLANK([.F59]);0;8)+IF(ISBLANK([.G59]);0;16)+IF(ISBLANK([.H59]);0;32)" office:value-type="float" office:value="1" calcext:value-type="float">
            <text:p/>
          </table:table-cell>
          <table:table-cell table:style-name="ce3" table:formula="of:=IF([.C59]=&quot;X&quot;;1;0)+IF([.D59]=&quot;X&quot;;2;0)+IF([.E59]=&quot;X&quot;;4;0)+IF([.F59]=&quot;X&quot;;8;0)+IF([.G59]=&quot;X&quot;;16;0)+IF([.H59]=&quot;X&quot;;32;0)" office:value-type="float" office:value="1" calcext:value-type="float">
            <text:p/>
          </table:table-cell>
          <table:table-cell table:style-name="ce3" table:formula="of:=SUM([.M59:.R59])*[.B59]" office:value-type="float" office:value="214.5" calcext:value-type="float">
            <text:p/>
          </table:table-cell>
          <table:table-cell/>
          <table:table-cell table:style-name="ce3" table:formula="of:=IF([.C59]=&quot;x&quot;;[.C$23];IF([.C59]=&quot;X&quot;;[.$C$24]*[.C$23];0))" office:value-type="float" office:value="3.3" calcext:value-type="float">
            <text:p/>
          </table:table-cell>
          <table:table-cell table:style-name="ce3" table:formula="of:=IF([.D59]=&quot;x&quot;;[.D$23];IF([.D59]=&quot;X&quot;;[.$C$24]*[.D$23];0))" office:value-type="float" office:value="0" calcext:value-type="float">
            <text:p/>
          </table:table-cell>
          <table:table-cell table:style-name="ce3" table:formula="of:=IF([.E59]=&quot;x&quot;;[.E$23];IF([.E59]=&quot;X&quot;;[.$C$24]*[.E$23];0))" office:value-type="float" office:value="0" calcext:value-type="float">
            <text:p/>
          </table:table-cell>
          <table:table-cell table:style-name="ce3" table:formula="of:=IF([.F59]=&quot;x&quot;;[.F$23];IF([.F59]=&quot;X&quot;;[.$C$24]*[.F$23];0))" office:value-type="float" office:value="0" calcext:value-type="float">
            <text:p/>
          </table:table-cell>
          <table:table-cell table:style-name="ce3" table:formula="of:=IF([.G59]=&quot;x&quot;;[.G$23];IF([.G59]=&quot;X&quot;;[.$C$24]*[.G$23];0))" office:value-type="float" office:value="0" calcext:value-type="float">
            <text:p/>
          </table:table-cell>
          <table:table-cell table:style-name="ce3" table:formula="of:=IF([.H59]=&quot;x&quot;;[.H$23];IF([.H59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b 3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3"/>
          <table:table-cell table:style-name="ce6"/>
          <table:table-cell table:style-name="ce3" office:value-type="string" calcext:value-type="string">
            <text:p>x</text:p>
          </table:table-cell>
          <table:table-cell table:style-name="ce3"/>
          <table:table-cell table:style-name="ce3" table:formula="of:=IF(ISBLANK([.C60]);0;1)+IF(ISBLANK([.D60]);0;2)+IF(ISBLANK([.E60]);0;4)+IF(ISBLANK([.F60]);0;8)+IF(ISBLANK([.G60]);0;16)+IF(ISBLANK([.H60]);0;32)" office:value-type="float" office:value="16" calcext:value-type="float">
            <text:p/>
          </table:table-cell>
          <table:table-cell table:style-name="ce3" table:formula="of:=IF([.C60]=&quot;X&quot;;1;0)+IF([.D60]=&quot;X&quot;;2;0)+IF([.E60]=&quot;X&quot;;4;0)+IF([.F60]=&quot;X&quot;;8;0)+IF([.G60]=&quot;X&quot;;16;0)+IF([.H60]=&quot;X&quot;;32;0)" office:value-type="float" office:value="0" calcext:value-type="float">
            <text:p/>
          </table:table-cell>
          <table:table-cell table:style-name="ce3" table:formula="of:=SUM([.M60:.R60])*[.B60]" office:value-type="float" office:value="180" calcext:value-type="float">
            <text:p/>
          </table:table-cell>
          <table:table-cell/>
          <table:table-cell table:style-name="ce3" table:formula="of:=IF([.C60]=&quot;x&quot;;[.C$23];IF([.C60]=&quot;X&quot;;[.$C$24]*[.C$23];0))" office:value-type="float" office:value="0" calcext:value-type="float">
            <text:p/>
          </table:table-cell>
          <table:table-cell table:style-name="ce3" table:formula="of:=IF([.D60]=&quot;x&quot;;[.D$23];IF([.D60]=&quot;X&quot;;[.$C$24]*[.D$23];0))" office:value-type="float" office:value="0" calcext:value-type="float">
            <text:p/>
          </table:table-cell>
          <table:table-cell table:style-name="ce3" table:formula="of:=IF([.E60]=&quot;x&quot;;[.E$23];IF([.E60]=&quot;X&quot;;[.$C$24]*[.E$23];0))" office:value-type="float" office:value="0" calcext:value-type="float">
            <text:p/>
          </table:table-cell>
          <table:table-cell table:style-name="ce3" table:formula="of:=IF([.F60]=&quot;x&quot;;[.F$23];IF([.F60]=&quot;X&quot;;[.$C$24]*[.F$23];0))" office:value-type="float" office:value="0" calcext:value-type="float">
            <text:p/>
          </table:table-cell>
          <table:table-cell table:style-name="ce3" table:formula="of:=IF([.G60]=&quot;x&quot;;[.G$23];IF([.G60]=&quot;X&quot;;[.$C$24]*[.G$23];0))" office:value-type="float" office:value="1" calcext:value-type="float">
            <text:p/>
          </table:table-cell>
          <table:table-cell table:style-name="ce3" table:formula="of:=IF([.H60]=&quot;x&quot;;[.H$23];IF([.H60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b 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table:formula="of:=IF(ISBLANK([.C61]);0;1)+IF(ISBLANK([.D61]);0;2)+IF(ISBLANK([.E61]);0;4)+IF(ISBLANK([.F61]);0;8)+IF(ISBLANK([.G61]);0;16)+IF(ISBLANK([.H61]);0;32)" office:value-type="float" office:value="1" calcext:value-type="float">
            <text:p/>
          </table:table-cell>
          <table:table-cell table:style-name="ce3" table:formula="of:=IF([.C61]=&quot;X&quot;;1;0)+IF([.D61]=&quot;X&quot;;2;0)+IF([.E61]=&quot;X&quot;;4;0)+IF([.F61]=&quot;X&quot;;8;0)+IF([.G61]=&quot;X&quot;;16;0)+IF([.H61]=&quot;X&quot;;32;0)" office:value-type="float" office:value="0" calcext:value-type="float">
            <text:p/>
          </table:table-cell>
          <table:table-cell table:style-name="ce3" table:formula="of:=SUM([.M61:.R61])*[.B61]" office:value-type="float" office:value="75" calcext:value-type="float">
            <text:p/>
          </table:table-cell>
          <table:table-cell/>
          <table:table-cell table:style-name="ce3" table:formula="of:=IF([.C61]=&quot;x&quot;;[.C$23];IF([.C61]=&quot;X&quot;;[.$C$24]*[.C$23];0))" office:value-type="float" office:value="0.3" calcext:value-type="float">
            <text:p/>
          </table:table-cell>
          <table:table-cell table:style-name="ce3" table:formula="of:=IF([.D61]=&quot;x&quot;;[.D$23];IF([.D61]=&quot;X&quot;;[.$C$24]*[.D$23];0))" office:value-type="float" office:value="0" calcext:value-type="float">
            <text:p/>
          </table:table-cell>
          <table:table-cell table:style-name="ce3" table:formula="of:=IF([.E61]=&quot;x&quot;;[.E$23];IF([.E61]=&quot;X&quot;;[.$C$24]*[.E$23];0))" office:value-type="float" office:value="0" calcext:value-type="float">
            <text:p/>
          </table:table-cell>
          <table:table-cell table:style-name="ce3" table:formula="of:=IF([.F61]=&quot;x&quot;;[.F$23];IF([.F61]=&quot;X&quot;;[.$C$24]*[.F$23];0))" office:value-type="float" office:value="0" calcext:value-type="float">
            <text:p/>
          </table:table-cell>
          <table:table-cell table:style-name="ce3" table:formula="of:=IF([.G61]=&quot;x&quot;;[.G$23];IF([.G61]=&quot;X&quot;;[.$C$24]*[.G$23];0))" office:value-type="float" office:value="0" calcext:value-type="float">
            <text:p/>
          </table:table-cell>
          <table:table-cell table:style-name="ce3" table:formula="of:=IF([.H61]=&quot;x&quot;;[.H$23];IF([.H61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LINE</text:p>
          </table:table-cell>
          <table:table-cell table:style-name="ce3" office:value-type="float" office:value="125" calcext:value-type="float">
            <text:p>125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table:formula="of:=IF(ISBLANK([.C62]);0;1)+IF(ISBLANK([.D62]);0;2)+IF(ISBLANK([.E62]);0;4)+IF(ISBLANK([.F62]);0;8)+IF(ISBLANK([.G62]);0;16)+IF(ISBLANK([.H62]);0;32)" office:value-type="float" office:value="2" calcext:value-type="float">
            <text:p/>
          </table:table-cell>
          <table:table-cell table:style-name="ce3" table:formula="of:=IF([.C62]=&quot;X&quot;;1;0)+IF([.D62]=&quot;X&quot;;2;0)+IF([.E62]=&quot;X&quot;;4;0)+IF([.F62]=&quot;X&quot;;8;0)+IF([.G62]=&quot;X&quot;;16;0)+IF([.H62]=&quot;X&quot;;32;0)" office:value-type="float" office:value="2" calcext:value-type="float">
            <text:p/>
          </table:table-cell>
          <table:table-cell table:style-name="ce3" table:formula="of:=SUM([.M62:.R62])*[.B62]" office:value-type="float" office:value="550" calcext:value-type="float">
            <text:p/>
          </table:table-cell>
          <table:table-cell/>
          <table:table-cell table:style-name="ce3" table:formula="of:=IF([.C62]=&quot;x&quot;;[.C$23];IF([.C62]=&quot;X&quot;;[.$C$24]*[.C$23];0))" office:value-type="float" office:value="0" calcext:value-type="float">
            <text:p/>
          </table:table-cell>
          <table:table-cell table:style-name="ce3" table:formula="of:=IF([.D62]=&quot;x&quot;;[.D$23];IF([.D62]=&quot;X&quot;;[.$C$24]*[.D$23];0))" office:value-type="float" office:value="4.4" calcext:value-type="float">
            <text:p/>
          </table:table-cell>
          <table:table-cell table:style-name="ce3" table:formula="of:=IF([.E62]=&quot;x&quot;;[.E$23];IF([.E62]=&quot;X&quot;;[.$C$24]*[.E$23];0))" office:value-type="float" office:value="0" calcext:value-type="float">
            <text:p/>
          </table:table-cell>
          <table:table-cell table:style-name="ce3" table:formula="of:=IF([.F62]=&quot;x&quot;;[.F$23];IF([.F62]=&quot;X&quot;;[.$C$24]*[.F$23];0))" office:value-type="float" office:value="0" calcext:value-type="float">
            <text:p/>
          </table:table-cell>
          <table:table-cell table:style-name="ce3" table:formula="of:=IF([.G62]=&quot;x&quot;;[.G$23];IF([.G62]=&quot;X&quot;;[.$C$24]*[.G$23];0))" office:value-type="float" office:value="0" calcext:value-type="float">
            <text:p/>
          </table:table-cell>
          <table:table-cell table:style-name="ce3" table:formula="of:=IF([.H62]=&quot;x&quot;;[.H$23];IF([.H62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b 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table:formula="of:=IF(ISBLANK([.C63]);0;1)+IF(ISBLANK([.D63]);0;2)+IF(ISBLANK([.E63]);0;4)+IF(ISBLANK([.F63]);0;8)+IF(ISBLANK([.G63]);0;16)+IF(ISBLANK([.H63]);0;32)" office:value-type="float" office:value="12" calcext:value-type="float">
            <text:p/>
          </table:table-cell>
          <table:table-cell table:style-name="ce3" table:formula="of:=IF([.C63]=&quot;X&quot;;1;0)+IF([.D63]=&quot;X&quot;;2;0)+IF([.E63]=&quot;X&quot;;4;0)+IF([.F63]=&quot;X&quot;;8;0)+IF([.G63]=&quot;X&quot;;16;0)+IF([.H63]=&quot;X&quot;;32;0)" office:value-type="float" office:value="4" calcext:value-type="float">
            <text:p/>
          </table:table-cell>
          <table:table-cell table:style-name="ce3" table:formula="of:=SUM([.M63:.R63])*[.B63]" office:value-type="float" office:value="154.8" calcext:value-type="float">
            <text:p/>
          </table:table-cell>
          <table:table-cell/>
          <table:table-cell table:style-name="ce3" table:formula="of:=IF([.C63]=&quot;x&quot;;[.C$23];IF([.C63]=&quot;X&quot;;[.$C$24]*[.C$23];0))" office:value-type="float" office:value="0" calcext:value-type="float">
            <text:p/>
          </table:table-cell>
          <table:table-cell table:style-name="ce3" table:formula="of:=IF([.D63]=&quot;x&quot;;[.D$23];IF([.D63]=&quot;X&quot;;[.$C$24]*[.D$23];0))" office:value-type="float" office:value="0" calcext:value-type="float">
            <text:p/>
          </table:table-cell>
          <table:table-cell table:style-name="ce3" table:formula="of:=IF([.E63]=&quot;x&quot;;[.E$23];IF([.E63]=&quot;X&quot;;[.$C$24]*[.E$23];0))" office:value-type="float" office:value="7.7" calcext:value-type="float">
            <text:p/>
          </table:table-cell>
          <table:table-cell table:style-name="ce3" table:formula="of:=IF([.F63]=&quot;x&quot;;[.F$23];IF([.F63]=&quot;X&quot;;[.$C$24]*[.F$23];0))" office:value-type="float" office:value="0.9" calcext:value-type="float">
            <text:p/>
          </table:table-cell>
          <table:table-cell table:style-name="ce3" table:formula="of:=IF([.G63]=&quot;x&quot;;[.G$23];IF([.G63]=&quot;X&quot;;[.$C$24]*[.G$23];0))" office:value-type="float" office:value="0" calcext:value-type="float">
            <text:p/>
          </table:table-cell>
          <table:table-cell table:style-name="ce3" table:formula="of:=IF([.H63]=&quot;x&quot;;[.H$23];IF([.H63]=&quot;X&quot;;[.$C$24]*[.H$23];0))" office:value-type="float" office:value="0" calcext:value-type="float">
            <text:p/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3" table:number-columns-repeated="10"/>
          <table:table-cell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pliers" table:style-name="ta1">
        <table:table-column table:style-name="co4" table:number-columns-repeated="2" table:default-cell-style-name="Default"/>
        <table:table-column table:style-name="co4" table:number-columns-repeated="7" table:default-cell-style-name="ce6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Landed</text:p>
          </table:table-cell>
          <table:table-cell table:style-name="ce3" office:value-type="string" calcext:value-type="string">
            <text:p>Splashed</text:p>
          </table:table-cell>
          <table:table-cell table:style-name="ce3" office:value-type="string" calcext:value-type="string">
            <text:p>Flying Low</text:p>
          </table:table-cell>
          <table:table-cell table:style-name="ce3" office:value-type="string" calcext:value-type="string">
            <text:p>Flying High</text:p>
          </table:table-cell>
          <table:table-cell table:style-name="ce3" office:value-type="string" calcext:value-type="string">
            <text:p>Space Low</text:p>
          </table:table-cell>
          <table:table-cell table:style-name="ce3" office:value-type="string" calcext:value-type="string">
            <text:p>Space High</text:p>
          </table:table-cell>
          <table:table-cell table:style-name="ce3" office:value-type="string" calcext:value-type="string">
            <text:p>Biomes</text:p>
          </table:table-cell>
        </table:table-row>
        <table:table-row table:style-name="ro1">
          <table:table-cell/>
          <table:table-cell office:value-type="string" calcext:value-type="string">
            <text:p>Kerbin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Minmu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Du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Ik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v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Gilly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h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Dr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yth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Val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Tylo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Bop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eloo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.00.0000</text:date>, <text:time style:data-style-name="N2" text:time-value="15:06:57.966297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3:10:07.981414144</meta:creation-date>
    <dc:date>2019-05-07T08:26:42.083003819</dc:date>
    <meta:editing-duration>PT17H50M55S</meta:editing-duration>
    <meta:editing-cycles>6</meta:editing-cycles>
    <meta:generator>LibreOffice/4.2.1.1$MacOSX_X86_64 LibreOffice_project/d7dbbd7842e6a58b0f521599204e827654e1fb8b</meta:generator>
    <meta:document-statistic meta:table-count="2" meta:cell-count="685" meta:object-count="0"/>
  </office:meta>
</office:document-meta>
</file>